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4cm"/>
    </style:style>
    <style:style style:name="gr2" style:family="graphic" style:parent-style-name="Default_5f_2">
      <style:graphic-properties draw:textarea-horizontal-align="justify" draw:textarea-vertical-align="middle" draw:auto-grow-height="false" fo:min-height="1.095cm" fo:min-width="2.188cm"/>
    </style:style>
    <style:style style:name="gr3" style:family="graphic" style:parent-style-name="Default_5f_2">
      <style:graphic-properties draw:textarea-horizontal-align="justify" draw:textarea-vertical-align="middle" draw:auto-grow-height="false" fo:min-height="1.655cm" fo:min-width="3.31cm"/>
    </style:style>
    <style:style style:name="gr4" style:family="graphic" style:parent-style-name="standard">
      <style:graphic-properties draw:textarea-horizontal-align="justify" draw:textarea-vertical-align="top" draw:auto-grow-height="false" fo:min-height="1.792cm" fo:min-width="2.549cm"/>
    </style:style>
    <style:style style:name="gr5" style:family="graphic" style:parent-style-name="standard">
      <style:graphic-properties draw:textarea-horizontal-align="justify" draw:textarea-vertical-align="middle" draw:auto-grow-height="false" fo:min-height="1.095cm" fo:min-width="2.1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1.406cm"/>
    </style:style>
    <style:style style:name="gr9" style:family="graphic" style:parent-style-name="standard">
      <style:graphic-properties draw:textarea-horizontal-align="justify" draw:textarea-vertical-align="middle" draw:auto-grow-height="false" fo:min-height="1.515cm" fo:min-width="3.028cm"/>
    </style:style>
    <style:style style:name="gr10" style:family="graphic" style:parent-style-name="standard">
      <style:graphic-properties draw:textarea-horizontal-align="justify" draw:textarea-vertical-align="top" draw:auto-grow-height="false" fo:min-height="1.445cm" fo:min-width="2.125cm"/>
    </style:style>
    <style:style style:name="gr11" style:family="graphic" style:parent-style-name="Default_5f_3">
      <style:graphic-properties draw:textarea-horizontal-align="justify" draw:textarea-vertical-align="middle" draw:auto-grow-height="false" fo:min-height="1.095cm" fo:min-width="2.188cm"/>
    </style:style>
    <style:style style:name="gr12" style:family="graphic" style:parent-style-name="Object_20_without_20_fill_5f_3">
      <style:graphic-properties draw:marker-end="Arrow" draw:marker-end-width="0.3cm" draw:fill="none" draw:textarea-vertical-align="middle"/>
    </style:style>
    <style:style style:name="gr13" style:family="graphic" style:parent-style-name="Default_5f_3">
      <style:graphic-properties draw:textarea-horizontal-align="justify" draw:textarea-vertical-align="middle" draw:auto-grow-height="false" fo:min-height="0.703cm" fo:min-width="1.406cm"/>
    </style:style>
    <style:style style:name="gr14" style:family="graphic" style:parent-style-name="Default_5f_3">
      <style:graphic-properties draw:textarea-horizontal-align="justify" draw:textarea-vertical-align="middle" draw:auto-grow-height="false" fo:min-height="1.515cm" fo:min-width="3.028cm"/>
    </style:style>
    <style:style style:name="gr15" style:family="graphic" style:parent-style-name="Default_5f_3">
      <style:graphic-properties draw:textarea-horizontal-align="justify" draw:textarea-vertical-align="middle" draw:auto-grow-height="false" fo:min-height="1.655cm" fo:min-width="3.31cm"/>
    </style:style>
    <style:style style:name="gr16" style:family="graphic" style:parent-style-name="standard">
      <style:graphic-properties draw:stroke="none" svg:stroke-color="#000000" draw:fill="solid" draw:fill-color="#fcd4d1" fo:min-height="1.054cm"/>
    </style:style>
    <style:style style:name="gr17" style:family="graphic" style:parent-style-name="Default_5f_1">
      <style:graphic-properties draw:textarea-horizontal-align="justify" draw:textarea-vertical-align="middle" draw:auto-grow-height="false" fo:min-height="0.703cm" fo:min-width="1.406cm"/>
    </style:style>
    <style:style style:name="gr18" style:family="graphic" style:parent-style-name="Default_5f_1">
      <style:graphic-properties draw:textarea-horizontal-align="justify" draw:textarea-vertical-align="middle" draw:auto-grow-height="false" fo:min-height="1.655cm" fo:min-width="3.31cm"/>
    </style:style>
    <style:style style:name="gr19" style:family="graphic" style:parent-style-name="Default_5f_1">
      <style:graphic-properties draw:textarea-horizontal-align="justify" draw:textarea-vertical-align="middle" draw:auto-grow-height="false" fo:min-height="1.095cm" fo:min-width="2.18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Default_5f_1">
      <style:graphic-properties draw:textarea-horizontal-align="justify" draw:textarea-vertical-align="middle" draw:auto-grow-height="false" fo:min-height="1.02cm" fo:min-width="3.31cm"/>
    </style:style>
    <style:style style:name="gr22" style:family="graphic" style:parent-style-name="standard">
      <style:graphic-properties draw:stroke="none" svg:stroke-color="#000000" draw:fill="solid" draw:fill-color="#bcaed5" fo:min-height="3.56cm"/>
    </style:style>
    <style:style style:name="gr23" style:family="graphic" style:parent-style-name="standard">
      <style:graphic-properties draw:fill-color="#adc5e7" draw:textarea-horizontal-align="justify" draw:textarea-vertical-align="top" draw:auto-grow-height="false" fo:min-height="3.017cm" fo:min-width="3.438cm"/>
    </style:style>
    <style:style style:name="gr24" style:family="graphic" style:parent-style-name="Default_5f_1">
      <style:graphic-properties draw:textarea-horizontal-align="justify" draw:textarea-vertical-align="top" draw:auto-grow-height="false" fo:min-height="1.655cm" fo:min-width="3.31cm"/>
    </style:style>
    <style:style style:name="gr25" style:family="graphic" style:parent-style-name="Default_5f_1">
      <style:graphic-properties svg:stroke-color="#684703" draw:fill-color="#faa61a" draw:textarea-horizontal-align="justify" draw:textarea-vertical-align="middle" draw:auto-grow-height="false" fo:min-height="1.655cm" fo:min-width="3.31cm"/>
    </style:style>
    <style:style style:name="gr26" style:family="graphic" style:parent-style-name="standard">
      <style:graphic-properties svg:stroke-color="#684703" draw:fill-color="#faa61a" draw:textarea-horizontal-align="justify" draw:textarea-vertical-align="top" draw:auto-grow-height="false" fo:min-height="0.771cm" fo:min-width="2.549cm"/>
    </style:style>
    <style:style style:name="gr27" style:family="graphic" style:parent-style-name="Default_5f_1">
      <style:graphic-properties draw:fill-color="#adc5e7" draw:textarea-horizontal-align="justify" draw:textarea-vertical-align="middle" draw:auto-grow-height="false" fo:min-height="0.385cm" fo:min-width="2.04cm"/>
    </style:style>
    <style:style style:name="gr28" style:family="graphic" style:parent-style-name="Default_5f_1_5f_1">
      <style:graphic-properties draw:textarea-horizontal-align="justify" draw:textarea-vertical-align="middle" draw:auto-grow-height="false" fo:min-height="1.655cm" fo:min-width="3.31cm"/>
    </style:style>
    <style:style style:name="gr29" style:family="graphic" style:parent-style-name="Default_5f_1_5f_1">
      <style:graphic-properties draw:textarea-horizontal-align="justify" draw:textarea-vertical-align="middle" draw:auto-grow-height="false" fo:min-height="0.646cm" fo:min-width="2.188cm"/>
    </style:style>
    <style:style style:name="gr30" style:family="graphic" style:parent-style-name="Default_5f_4">
      <style:graphic-properties svg:stroke-color="#00381f" draw:fill-color="#bee3d3" draw:textarea-horizontal-align="justify" draw:textarea-vertical-align="top" draw:auto-grow-height="false" fo:min-height="0.771cm" fo:min-width="2.041cm"/>
    </style:style>
    <style:style style:name="gr31" style:family="graphic" style:parent-style-name="Default_5f_4">
      <style:graphic-properties draw:textarea-horizontal-align="justify" draw:textarea-vertical-align="top" draw:auto-grow-height="false" fo:min-height="1.792cm" fo:min-width="2.041cm"/>
    </style:style>
    <style:style style:name="gr32" style:family="graphic" style:parent-style-name="Default_5f_4">
      <style:graphic-properties svg:stroke-color="#00381f" draw:fill-color="#bee3d3" draw:textarea-horizontal-align="justify" draw:textarea-vertical-align="top" draw:auto-grow-height="false" fo:min-height="0.598cm" fo:min-width="1.688cm"/>
    </style:style>
    <style:style style:name="gr33" style:family="graphic" style:parent-style-name="standard">
      <style:graphic-properties draw:stroke="none" svg:stroke-color="#000000" draw:fill="solid" draw:fill-color="#bcaed5" fo:min-height="1.02cm"/>
    </style:style>
    <style:style style:name="gr34" style:family="graphic" style:parent-style-name="standard">
      <style:graphic-properties draw:stroke="none" svg:stroke-color="#000000" draw:fill="solid" draw:fill-color="#dddddd" fo:min-height="3.56cm"/>
    </style:style>
    <style:style style:name="gr35" style:family="graphic" style:parent-style-name="Default_5f_4_5f_1_5f_1_5f_1">
      <style:graphic-properties svg:stroke-color="#00381f" draw:fill-color="#bee3d3" draw:textarea-horizontal-align="justify" draw:textarea-vertical-align="top" draw:auto-grow-height="false" fo:min-height="0.771cm" fo:min-width="2.041cm"/>
    </style:style>
    <style:style style:name="gr36" style:family="graphic" style:parent-style-name="standard">
      <style:graphic-properties draw:stroke="solid" svg:stroke-width="0.035cm" svg:stroke-color="#680059" draw:marker-start-width="0.252cm" draw:marker-end-width="0.252cm" draw:fill="solid" draw:fill-color="#c7a0cb" fo:min-height="0.991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solid" draw:fill-color="#dddddd" fo:min-height="1.02cm"/>
    </style:style>
    <style:style style:name="gr38" style:family="graphic" style:parent-style-name="Default_5f_1_5f_1">
      <style:graphic-properties svg:stroke-color="#1c052e" draw:fill-color="#bcaed5" draw:textarea-horizontal-align="justify" draw:textarea-vertical-align="middle" draw:auto-grow-height="false" fo:min-height="1.655cm" fo:min-width="3.31cm"/>
    </style:style>
    <style:style style:name="gr39" style:family="graphic" style:parent-style-name="Default_5f_1_5f_1">
      <style:graphic-properties draw:textarea-horizontal-align="justify" draw:textarea-vertical-align="middle" draw:auto-grow-height="false" fo:min-height="1.02cm" fo:min-width="3.31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Default_5f_1_5f_1_5f_2">
      <style:graphic-properties draw:textarea-horizontal-align="justify" draw:textarea-vertical-align="middle" draw:auto-grow-height="false" fo:min-height="1.655cm" fo:min-width="3.31cm"/>
    </style:style>
    <style:style style:name="gr42" style:family="graphic" style:parent-style-name="Default_5f_1_5f_1_5f_2">
      <style:graphic-properties draw:textarea-horizontal-align="justify" draw:textarea-vertical-align="middle" draw:auto-grow-height="false" fo:min-height="1.095cm" fo:min-width="2.188cm"/>
    </style:style>
    <style:style style:name="gr43" style:family="graphic" style:parent-style-name="Default_5f_4_5f_2">
      <style:graphic-properties draw:textarea-horizontal-align="justify" draw:textarea-vertical-align="top" draw:auto-grow-height="false" fo:min-height="1.792cm" fo:min-width="2.549cm"/>
    </style:style>
    <style:style style:name="gr44" style:family="graphic" style:parent-style-name="Default_5f_4_5f_2">
      <style:graphic-properties draw:textarea-horizontal-align="justify" draw:textarea-vertical-align="top" draw:auto-grow-height="false" fo:min-height="1.445cm" fo:min-width="2.125cm"/>
    </style:style>
    <style:style style:name="gr45" style:family="graphic" style:parent-style-name="Default_5f_1">
      <style:graphic-properties draw:stroke="none" svg:stroke-color="#000000" draw:fill="solid" draw:fill-color="#bcaed5" fo:min-height="3.56cm"/>
    </style:style>
    <style:style style:name="gr46" style:family="graphic" style:parent-style-name="Default_5f_1">
      <style:graphic-properties draw:stroke="none" svg:stroke-color="#000000" draw:fill="solid" draw:fill-color="#dddddd" fo:min-height="3.56cm"/>
    </style:style>
    <style:style style:name="gr47" style:family="graphic" style:parent-style-name="Default_5f_3_5f_2">
      <style:graphic-properties draw:textarea-horizontal-align="justify" draw:textarea-vertical-align="middle" draw:auto-grow-height="false" fo:min-height="1.515cm" fo:min-width="3.028cm"/>
    </style:style>
    <style:style style:name="gr48" style:family="graphic" style:parent-style-name="Default_5f_1_5f_1_5f_1">
      <style:graphic-properties draw:textarea-horizontal-align="justify" draw:textarea-vertical-align="middle" draw:auto-grow-height="false" fo:min-height="0.703cm" fo:min-width="1.406cm"/>
    </style:style>
    <style:style style:name="gr49" style:family="graphic" style:parent-style-name="Default_5f_1_5f_1_5f_1">
      <style:graphic-properties draw:textarea-horizontal-align="justify" draw:textarea-vertical-align="middle" draw:auto-grow-height="false" fo:min-height="1.655cm" fo:min-width="3.31cm"/>
    </style:style>
    <style:style style:name="gr50" style:family="graphic" style:parent-style-name="Default_5f_1_5f_1_5f_1">
      <style:graphic-properties draw:textarea-horizontal-align="justify" draw:textarea-vertical-align="middle" draw:auto-grow-height="false" fo:min-height="1.095cm" fo:min-width="2.188cm"/>
    </style:style>
    <style:style style:name="gr51" style:family="graphic" style:parent-style-name="Object_20_without_20_fill_5f_1_5f_1_5f_1">
      <style:graphic-properties draw:marker-end="Arrow" draw:marker-end-width="0.3cm" draw:fill="none" draw:textarea-vertical-align="middle"/>
    </style:style>
    <style:style style:name="gr52" style:family="graphic" style:parent-style-name="Default_5f_1_5f_1_5f_1">
      <style:graphic-properties draw:textarea-horizontal-align="justify" draw:textarea-vertical-align="middle" draw:auto-grow-height="false" fo:min-height="1.655cm" fo:min-width="3.31cm"/>
    </style:style>
    <style:style style:name="gr53" style:family="graphic" style:parent-style-name="Default_5f_4_5f_1">
      <style:graphic-properties draw:textarea-horizontal-align="justify" draw:textarea-vertical-align="top" draw:auto-grow-height="false" fo:min-height="1.792cm" fo:min-width="2.549cm"/>
    </style:style>
    <style:style style:name="gr54" style:family="graphic" style:parent-style-name="Default_5f_4_5f_1">
      <style:graphic-properties draw:textarea-horizontal-align="justify" draw:textarea-vertical-align="top" draw:auto-grow-height="false" fo:min-height="1.445cm" fo:min-width="2.125cm"/>
    </style:style>
    <style:style style:name="gr55" style:family="graphic" style:parent-style-name="Default_5f_4_5f_1">
      <style:graphic-properties svg:stroke-color="#684703" draw:fill-color="#faa61a" draw:textarea-horizontal-align="justify" draw:textarea-vertical-align="top" draw:auto-grow-height="false" fo:min-height="1.445cm" fo:min-width="2.125cm"/>
    </style:style>
    <style:style style:name="gr56" style:family="graphic" style:parent-style-name="Default_5f_1_5f_1_5f_1">
      <style:graphic-properties svg:stroke-color="#2b511a" draw:fill-color="#72bf44" draw:textarea-horizontal-align="justify" draw:textarea-vertical-align="middle" draw:auto-grow-height="false" fo:min-height="1.655cm" fo:min-width="3.31cm"/>
    </style:style>
    <style:style style:name="gr57" style:family="graphic" style:parent-style-name="Default_5f_4_5f_1">
      <style:graphic-properties svg:stroke-color="#2b511a" draw:fill-color="#72bf44" draw:textarea-horizontal-align="justify" draw:textarea-vertical-align="top" draw:auto-grow-height="false" fo:min-height="1.445cm" fo:min-width="2.125cm"/>
    </style:style>
    <style:style style:name="gr58" style:family="graphic" style:parent-style-name="standard">
      <style:graphic-properties draw:textarea-horizontal-align="justify" draw:textarea-vertical-align="middle" draw:auto-grow-height="false" fo:min-height="1.109cm" fo:min-width="0.859cm"/>
    </style:style>
    <style:style style:name="gr59" style:family="graphic" style:parent-style-name="Default_5f_1_5f_1_5f_1_5f_1">
      <style:graphic-properties draw:textarea-horizontal-align="justify" draw:textarea-vertical-align="middle" draw:auto-grow-height="false" fo:min-height="0.703cm" fo:min-width="1.406cm"/>
    </style:style>
    <style:style style:name="gr60" style:family="graphic" style:parent-style-name="Default_5f_1_5f_1_5f_1_5f_1">
      <style:graphic-properties draw:textarea-horizontal-align="justify" draw:textarea-vertical-align="middle" draw:auto-grow-height="false" fo:min-height="1.655cm" fo:min-width="3.31cm"/>
    </style:style>
    <style:style style:name="gr61" style:family="graphic" style:parent-style-name="Default_5f_1_5f_1_5f_1_5f_1">
      <style:graphic-properties draw:textarea-horizontal-align="justify" draw:textarea-vertical-align="middle" draw:auto-grow-height="false" fo:min-height="1.095cm" fo:min-width="2.188cm"/>
    </style:style>
    <style:style style:name="gr62" style:family="graphic" style:parent-style-name="Default_5f_1_5f_1_5f_1_5f_1">
      <style:graphic-properties draw:textarea-horizontal-align="justify" draw:textarea-vertical-align="middle" draw:auto-grow-height="false" fo:min-height="1.02cm" fo:min-width="3.31cm"/>
    </style:style>
    <style:style style:name="gr63" style:family="graphic" style:parent-style-name="Default_5f_1_5f_1_5f_1_5f_1">
      <style:graphic-properties draw:textarea-horizontal-align="justify" draw:textarea-vertical-align="middle" draw:auto-grow-height="false" fo:min-height="1.655cm" fo:min-width="3.31cm"/>
    </style:style>
    <style:style style:name="gr64" style:family="graphic" style:parent-style-name="Default_5f_4_5f_1_5f_1">
      <style:graphic-properties draw:textarea-horizontal-align="justify" draw:textarea-vertical-align="top" draw:auto-grow-height="false" fo:min-height="1.792cm" fo:min-width="2.549cm"/>
    </style:style>
    <style:style style:name="gr65" style:family="graphic" style:parent-style-name="Default_5f_4_5f_1_5f_1">
      <style:graphic-properties draw:textarea-horizontal-align="justify" draw:textarea-vertical-align="top" draw:auto-grow-height="false" fo:min-height="1.445cm" fo:min-width="2.125cm"/>
    </style:style>
    <style:style style:name="gr66" style:family="graphic" style:parent-style-name="Default_5f_4_5f_1_5f_1">
      <style:graphic-properties svg:stroke-color="#684703" draw:fill-color="#faa61a" draw:textarea-horizontal-align="justify" draw:textarea-vertical-align="top" draw:auto-grow-height="false" fo:min-height="1.445cm" fo:min-width="2.125cm"/>
    </style:style>
    <style:style style:name="gr67" style:family="graphic" style:parent-style-name="Default_5f_1_5f_1_5f_1_5f_1">
      <style:graphic-properties svg:stroke-color="#2b511a" draw:fill-color="#72bf44" draw:textarea-horizontal-align="justify" draw:textarea-vertical-align="middle" draw:auto-grow-height="false" fo:min-height="1.02cm" fo:min-width="2.04cm"/>
    </style:style>
    <style:style style:name="gr68" style:family="graphic" style:parent-style-name="Default_5f_6">
      <style:graphic-properties draw:textarea-horizontal-align="justify" draw:textarea-vertical-align="middle" draw:auto-grow-height="false" fo:min-height="0.656cm" fo:min-width="0.406cm"/>
    </style:style>
    <style:style style:name="gr69" style:family="graphic" style:parent-style-name="Default_5f_4_5f_1_5f_1">
      <style:graphic-properties svg:stroke-color="#2b511a" draw:fill-color="#72bf44" draw:textarea-horizontal-align="justify" draw:textarea-vertical-align="top" draw:auto-grow-height="false" fo:min-height="0.771cm" fo:min-width="2.041cm"/>
    </style:style>
    <style:style style:name="gr70" style:family="graphic" style:parent-style-name="Default_5f_1_5f_1_5f_1_5f_1_5f_1">
      <style:graphic-properties draw:textarea-horizontal-align="justify" draw:textarea-vertical-align="middle" draw:auto-grow-height="false" fo:min-height="1.095cm" fo:min-width="2.188cm"/>
    </style:style>
    <style:style style:name="gr71" style:family="graphic" style:parent-style-name="Default_5f_1_5f_1_5f_1_5f_1_5f_1">
      <style:graphic-properties svg:stroke-color="#2b511a" draw:fill-color="#72bf44" draw:textarea-horizontal-align="justify" draw:textarea-vertical-align="middle" draw:auto-grow-height="false" fo:min-height="1.02cm" fo:min-width="2.04cm"/>
    </style:style>
    <style:style style:name="gr72" style:family="graphic" style:parent-style-name="Default_5f_4_5f_1_5f_1_5f_1">
      <style:graphic-properties svg:stroke-color="#2b511a" draw:fill-color="#72bf44" draw:textarea-horizontal-align="justify" draw:textarea-vertical-align="top" draw:auto-grow-height="false" fo:min-height="1.445cm" fo:min-width="2.125cm"/>
    </style:style>
    <style:style style:name="gr73" style:family="graphic" style:parent-style-name="Default_5f_4_5f_1_5f_1_5f_1">
      <style:graphic-properties svg:stroke-color="#2b511a" draw:fill-color="#72bf44" draw:textarea-horizontal-align="justify" draw:textarea-vertical-align="top" draw:auto-grow-height="false" fo:min-height="0.771cm" fo:min-width="2.041cm"/>
    </style:style>
    <style:style style:name="gr74" style:family="graphic" style:parent-style-name="Object_20_without_20_fill_5f_5">
      <style:graphic-properties draw:stroke="dash" draw:stroke-dash="Dashed_20__28_var_29_" draw:marker-end="Arrow" draw:marker-end-width="0.3cm" draw:fill="none" draw:textarea-vertical-align="middle"/>
    </style:style>
    <style:style style:name="gr75" style:family="graphic" style:parent-style-name="Default_5f_4_5f_1_5f_1_5f_1">
      <style:graphic-properties svg:stroke-color="#111111" draw:fill-color="#dddddd" draw:textarea-horizontal-align="justify" draw:textarea-vertical-align="top" draw:auto-grow-height="false" fo:min-height="0.771cm" fo:min-width="2.041cm"/>
    </style:style>
    <style:style style:name="gr7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7" style:family="graphic" style:parent-style-name="Default_5f_4_5f_1_5f_1_5f_1" style:list-style-name="L1">
      <style:graphic-properties svg:stroke-color="#2b511a" draw:fill-color="#72bf44" draw:textarea-horizontal-align="justify" draw:textarea-vertical-align="top" draw:auto-grow-height="false" fo:min-height="0.771cm" fo:min-width="2.041cm"/>
    </style:style>
    <style:style style:name="gr78" style:family="graphic" style:parent-style-name="Default_5f_4_5f_1_5f_1_5f_1" style:list-style-name="L1">
      <style:graphic-properties svg:stroke-color="#2b511a" draw:fill-color="#72bf44" draw:textarea-horizontal-align="justify" draw:textarea-vertical-align="top" draw:auto-grow-height="false" fo:min-height="0.771cm" fo:min-width="2.041cm"/>
    </style:style>
    <style:style style:name="gr79" style:family="graphic" style:parent-style-name="Default_5f_4_5f_1_5f_1_5f_1" style:list-style-name="L1">
      <style:graphic-properties svg:stroke-color="#2b511a" draw:fill-color="#72bf44" draw:textarea-horizontal-align="justify" draw:textarea-vertical-align="top" draw:auto-grow-height="false" fo:min-height="0.771cm" fo:min-width="2.041cm"/>
    </style:style>
    <style:style style:name="gr80" style:family="graphic" style:parent-style-name="Default_5f_1_5f_2">
      <style:graphic-properties draw:textarea-horizontal-align="justify" draw:textarea-vertical-align="middle" draw:auto-grow-height="false" fo:min-height="0.703cm" fo:min-width="1.406cm"/>
    </style:style>
    <style:style style:name="gr81" style:family="graphic" style:parent-style-name="Default_5f_1_5f_2">
      <style:graphic-properties draw:textarea-horizontal-align="justify" draw:textarea-vertical-align="middle" draw:auto-grow-height="false" fo:min-height="1.655cm" fo:min-width="3.31cm"/>
    </style:style>
    <style:style style:name="gr82" style:family="graphic" style:parent-style-name="Default_5f_1_5f_2">
      <style:graphic-properties draw:textarea-horizontal-align="justify" draw:textarea-vertical-align="middle" draw:auto-grow-height="false" fo:min-height="1.095cm" fo:min-width="2.188cm"/>
    </style:style>
    <style:style style:name="gr83" style:family="graphic" style:parent-style-name="Object_20_without_20_fill_5f_1_5f_2">
      <style:graphic-properties draw:marker-end="Arrow" draw:marker-end-width="0.3cm" draw:fill="none" draw:textarea-vertical-align="middle"/>
    </style:style>
    <style:style style:name="gr84" style:family="graphic" style:parent-style-name="Default_5f_5">
      <style:graphic-properties draw:stroke="none" svg:stroke-color="#000000" draw:fill="solid" draw:fill-color="#bcaed5" fo:min-height="3.56cm"/>
    </style:style>
    <style:style style:name="gr85" style:family="graphic" style:parent-style-name="Default_5f_1_5f_2_5f_3">
      <style:graphic-properties draw:textarea-horizontal-align="justify" draw:textarea-vertical-align="middle" draw:auto-grow-height="false" fo:min-height="0.703cm" fo:min-width="1.406cm"/>
    </style:style>
    <style:style style:name="gr86" style:family="graphic" style:parent-style-name="Default_5f_1_5f_2_5f_3">
      <style:graphic-properties draw:textarea-horizontal-align="justify" draw:textarea-vertical-align="middle" draw:auto-grow-height="false" fo:min-height="1.655cm" fo:min-width="3.31cm"/>
    </style:style>
    <style:style style:name="gr87" style:family="graphic" style:parent-style-name="Default_5f_1_5f_2_5f_3">
      <style:graphic-properties draw:textarea-horizontal-align="justify" draw:textarea-vertical-align="middle" draw:auto-grow-height="false" fo:min-height="1.542cm" fo:min-width="3.98cm"/>
    </style:style>
    <style:style style:name="gr88" style:family="graphic" style:parent-style-name="Object_20_without_20_fill_5f_1_5f_2_5f_3">
      <style:graphic-properties draw:marker-end="Arrow" draw:marker-end-width="0.3cm" draw:fill="none" draw:textarea-vertical-align="middle"/>
    </style:style>
    <style:style style:name="gr89" style:family="graphic" style:parent-style-name="Default_5f_1_5f_2_5f_3">
      <style:graphic-properties draw:textarea-horizontal-align="justify" draw:textarea-vertical-align="middle" draw:auto-grow-height="false" fo:min-height="1.02cm" fo:min-width="3.31cm"/>
    </style:style>
    <style:style style:name="gr90" style:family="graphic" style:parent-style-name="Default_5f_5_5f_3">
      <style:graphic-properties draw:stroke="none" svg:stroke-color="#000000" draw:fill="solid" draw:fill-color="#bcaed5" fo:min-height="3.56cm"/>
    </style:style>
    <style:style style:name="gr91" style:family="graphic" style:parent-style-name="standard">
      <style:graphic-properties svg:stroke-color="#684703" draw:fill-color="#faa61a" draw:textarea-horizontal-align="justify" draw:textarea-vertical-align="top" draw:auto-grow-height="false" fo:min-height="0.77cm" fo:min-width="2.549cm"/>
    </style:style>
    <style:style style:name="gr92" style:family="graphic" style:parent-style-name="Default_5f_1_5f_1_5f_1_5f_1">
      <style:graphic-properties svg:stroke-color="#2b511a" draw:fill-color="#72bf44" draw:textarea-horizontal-align="justify" draw:textarea-vertical-align="middle" draw:auto-grow-height="false" fo:min-height="0.385cm" fo:min-width="2.04cm"/>
    </style:style>
    <style:style style:name="gr93" style:family="graphic" style:parent-style-name="Default_5f_1_5f_2_5f_1">
      <style:graphic-properties draw:textarea-horizontal-align="justify" draw:textarea-vertical-align="middle" draw:auto-grow-height="false" fo:min-height="0.703cm" fo:min-width="1.406cm"/>
    </style:style>
    <style:style style:name="gr94" style:family="graphic" style:parent-style-name="Default_5f_1_5f_2_5f_1">
      <style:graphic-properties draw:textarea-horizontal-align="justify" draw:textarea-vertical-align="middle" draw:auto-grow-height="false" fo:min-height="1.655cm" fo:min-width="3.31cm"/>
    </style:style>
    <style:style style:name="gr95" style:family="graphic" style:parent-style-name="Default_5f_1_5f_2_5f_1">
      <style:graphic-properties draw:textarea-horizontal-align="justify" draw:textarea-vertical-align="middle" draw:auto-grow-height="false" fo:min-height="1.095cm" fo:min-width="2.188cm"/>
    </style:style>
    <style:style style:name="gr96" style:family="graphic" style:parent-style-name="Object_20_without_20_fill_5f_1_5f_2_5f_1">
      <style:graphic-properties draw:marker-end="Arrow" draw:marker-end-width="0.3cm" draw:fill="none" draw:textarea-vertical-align="middle"/>
    </style:style>
    <style:style style:name="gr97" style:family="graphic" style:parent-style-name="Default_5f_5_5f_1">
      <style:graphic-properties draw:stroke="none" svg:stroke-color="#000000" draw:fill="solid" draw:fill-color="#bcaed5" fo:min-height="3.56cm"/>
    </style:style>
    <style:style style:name="gr98" style:family="graphic" style:parent-style-name="Default_5f_1_5f_2_5f_2">
      <style:graphic-properties draw:textarea-horizontal-align="justify" draw:textarea-vertical-align="middle" draw:auto-grow-height="false" fo:min-height="0.703cm" fo:min-width="1.406cm"/>
    </style:style>
    <style:style style:name="gr99" style:family="graphic" style:parent-style-name="Default_5f_1_5f_2_5f_2">
      <style:graphic-properties draw:textarea-horizontal-align="justify" draw:textarea-vertical-align="middle" draw:auto-grow-height="false" fo:min-height="1.655cm" fo:min-width="3.31cm"/>
    </style:style>
    <style:style style:name="gr100" style:family="graphic" style:parent-style-name="Default_5f_1_5f_2_5f_2">
      <style:graphic-properties draw:textarea-horizontal-align="justify" draw:textarea-vertical-align="middle" draw:auto-grow-height="false" fo:min-height="1.095cm" fo:min-width="2.188cm"/>
    </style:style>
    <style:style style:name="gr101" style:family="graphic" style:parent-style-name="Object_20_without_20_fill_5f_1_5f_2_5f_2">
      <style:graphic-properties draw:marker-end="Arrow" draw:marker-end-width="0.3cm" draw:fill="none" draw:textarea-vertical-align="middle"/>
    </style:style>
    <style:style style:name="gr102" style:family="graphic" style:parent-style-name="Default_5f_5_5f_2">
      <style:graphic-properties draw:stroke="none" svg:stroke-color="#000000" draw:fill="solid" draw:fill-color="#bcaed5" fo:min-height="3.56cm"/>
    </style:style>
    <style:style style:name="gr103" style:family="graphic" style:parent-style-name="Default_5f_4_5f_1">
      <style:graphic-properties svg:stroke-color="#2b511a" draw:fill-color="#72bf44" draw:textarea-horizontal-align="justify" draw:textarea-vertical-align="top" draw:auto-grow-height="false" fo:min-height="1.792cm" fo:min-width="2.549cm"/>
    </style:style>
    <style:style style:name="gr104" style:family="graphic" style:parent-style-name="Default_5f_5_5f_2">
      <style:graphic-properties draw:stroke="solid" svg:stroke-width="0.035cm" svg:stroke-color="#111111" draw:marker-start-width="0.252cm" draw:marker-end-width="0.252cm" draw:fill="solid" draw:fill-color="#dddddd" fo:min-height="4.068cm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Calibri" fo:font-size="11pt" style:font-size-asian="11pt" style:font-size-complex="11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 New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Calibri" fo:font-size="10pt" style:font-size-asian="10pt" style:font-size-complex="10pt"/>
    </style:style>
    <style:style style:name="P9" style:family="paragraph">
      <loext:graphic-properties draw:fill="solid" draw:fill-color="#fcd4d1"/>
      <style:text-properties style:font-name="Calibri" fo:font-size="10pt" fo:background-color="transparent" style:font-size-asian="10pt" style:font-size-complex="10pt"/>
    </style:style>
    <style:style style:name="P10" style:family="paragraph">
      <style:paragraph-properties fo:text-align="center"/>
      <style:text-properties style:font-name="Calibri" fo:font-size="9pt" style:font-size-asian="11pt" style:font-size-complex="11pt"/>
    </style:style>
    <style:style style:name="P11" style:family="paragraph">
      <loext:graphic-properties draw:fill="solid" draw:fill-color="#bcaed5"/>
      <style:text-properties style:font-name="Calibri" fo:font-size="11pt" style:font-size-asian="11pt" style:font-size-complex="11pt"/>
    </style:style>
    <style:style style:name="P12" style:family="paragraph">
      <style:paragraph-properties fo:line-height="100%" fo:text-align="start"/>
    </style:style>
    <style:style style:name="P13" style:family="paragraph">
      <loext:graphic-properties draw:fill-color="#adc5e7"/>
      <style:paragraph-properties fo:line-height="100%" fo:text-align="start"/>
      <style:text-properties style:font-name="Courier New" fo:font-size="8pt" fo:letter-spacing="normal" style:font-size-asian="10pt" style:font-size-complex="10pt"/>
    </style:style>
    <style:style style:name="P14" style:family="paragraph">
      <loext:graphic-properties draw:fill-color="#faa61a"/>
      <style:paragraph-properties fo:text-align="center"/>
    </style:style>
    <style:style style:name="P15" style:family="paragraph">
      <loext:graphic-properties draw:fill-color="#faa61a"/>
      <style:paragraph-properties fo:text-align="start"/>
      <style:text-properties style:font-name="Courier New" fo:font-size="10pt" style:font-size-asian="10pt" style:font-size-complex="10pt"/>
    </style:style>
    <style:style style:name="P16" style:family="paragraph">
      <loext:graphic-properties draw:fill-color="#adc5e7"/>
      <style:paragraph-properties fo:text-align="center"/>
      <style:text-properties style:font-name="Fira Code" fo:font-size="7pt" style:font-size-asian="7pt" style:font-size-complex="7pt"/>
    </style:style>
    <style:style style:name="P17" style:family="paragraph">
      <loext:graphic-properties draw:fill-color="#bee3d3"/>
      <style:paragraph-properties fo:text-align="start"/>
      <style:text-properties style:font-name="Courier New" fo:font-size="10pt" style:font-size-asian="10pt" style:font-size-complex="10pt"/>
    </style:style>
    <style:style style:name="P18" style:family="paragraph">
      <loext:graphic-properties draw:fill="solid" draw:fill-color="#dddddd"/>
      <style:text-properties style:font-name="Calibri"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-color="#bee3d3"/>
      <style:paragraph-properties fo:text-align="start"/>
      <style:text-properties style:font-name="Courier New" fo:font-size="8pt" style:font-size-asian="10pt" style:font-size-complex="10pt"/>
    </style:style>
    <style:style style:name="P21" style:family="paragraph">
      <loext:graphic-properties draw:fill="solid" draw:fill-color="#c7a0cb"/>
      <style:paragraph-properties fo:text-align="center"/>
      <style:text-properties style:font-name="Cambria" fo:font-size="12pt" style:font-size-asian="12pt" style:font-size-complex="12pt"/>
    </style:style>
    <style:style style:name="P22" style:family="paragraph">
      <loext:graphic-properties draw:fill-color="#bcaed5"/>
      <style:paragraph-properties fo:text-align="center"/>
      <style:text-properties style:font-name="Calibri" fo:font-size="11pt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font-name="Calibri" fo:font-size="11pt" style:font-size-asian="11pt" style:font-size-complex="11pt"/>
    </style:style>
    <style:style style:name="P24" style:family="paragraph">
      <loext:graphic-properties draw:fill-color="#72bf44"/>
      <style:paragraph-properties fo:text-align="center"/>
      <style:text-properties style:font-name="Calibri" fo:font-size="11pt" style:font-size-asian="11pt" style:font-size-complex="11pt"/>
    </style:style>
    <style:style style:name="P25" style:family="paragraph">
      <loext:graphic-properties draw:fill-color="#72bf44"/>
      <style:paragraph-properties fo:text-align="start"/>
      <style:text-properties style:font-name="Courier New" fo:font-size="10pt" style:font-size-asian="10pt" style:font-size-complex="10pt"/>
    </style:style>
    <style:style style:name="P26" style:family="paragraph">
      <style:paragraph-properties fo:text-align="center"/>
      <style:text-properties style:font-name="Calibri" fo:font-size="9pt"/>
    </style:style>
    <style:style style:name="P27" style:family="paragraph">
      <style:paragraph-properties fo:text-align="center"/>
      <style:text-properties style:font-name="Calibri" fo:font-size="9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8" style:family="paragraph">
      <style:paragraph-properties fo:text-align="start"/>
      <style:text-properties style:font-name="Calibri" fo:font-size="9pt" style:font-size-asian="10pt" style:font-size-complex="10pt"/>
    </style:style>
    <style:style style:name="P29" style:family="paragraph">
      <loext:graphic-properties draw:fill-color="#faa61a"/>
      <style:paragraph-properties fo:text-align="start"/>
      <style:text-properties style:font-name="Calibri" fo:font-size="9pt" style:font-size-asian="10pt" style:font-size-complex="10pt"/>
    </style:style>
    <style:style style:name="P30" style:family="paragraph">
      <loext:graphic-properties draw:fill-color="#72bf44"/>
      <style:paragraph-properties fo:text-align="center"/>
      <style:text-properties style:font-name="Calibri" fo:font-size="9pt" style:font-size-asian="11pt" style:font-size-complex="11pt"/>
    </style:style>
    <style:style style:name="P31" style:family="paragraph">
      <loext:graphic-properties draw:fill-color="#72bf44"/>
      <style:paragraph-properties fo:text-align="start"/>
      <style:text-properties style:font-name="Calibri" fo:font-size="9pt" style:font-size-asian="10pt" style:font-size-complex="10pt"/>
    </style:style>
    <style:style style:name="P32" style:family="paragraph">
      <style:paragraph-properties fo:text-align="center"/>
      <style:text-properties style:font-name="Courier New" fo:font-size="8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>
      <loext:graphic-properties draw:fill-color="#72bf44"/>
      <style:paragraph-properties fo:text-align="center"/>
      <style:text-properties style:font-name="Courier New" fo:font-size="8pt" style:font-size-asian="11pt" style:font-size-complex="11pt"/>
    </style:style>
    <style:style style:name="P34" style:family="paragraph">
      <loext:graphic-properties draw:fill-color="#72bf44"/>
      <style:paragraph-properties fo:text-align="start"/>
      <style:text-properties style:font-name="Courier New" fo:font-size="8pt" style:font-size-asian="10pt" style:font-size-complex="10pt"/>
    </style:style>
    <style:style style:name="P35" style:family="paragraph">
      <loext:graphic-properties draw:fill="none"/>
      <style:paragraph-properties fo:text-align="center"/>
      <style:text-properties style:font-name="Courier New" fo:font-size="8pt"/>
    </style:style>
    <style:style style:name="P36" style:family="paragraph">
      <loext:graphic-properties draw:fill-color="#dddddd"/>
      <style:paragraph-properties fo:text-align="start"/>
      <style:text-properties style:font-name="Courier New" fo:font-size="8pt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-color="#72bf44"/>
      <style:paragraph-properties fo:margin-left="0cm" fo:margin-right="0cm" fo:margin-top="0cm" fo:margin-bottom="0cm" fo:line-height="100%" fo:text-align="start" fo:text-indent="0cm"/>
      <style:text-properties style:font-name="Courier New" fo:font-size="8pt" style:font-size-asian="10pt" style:font-size-complex="10pt"/>
    </style:style>
    <style:style style:name="P39" style:family="paragraph">
      <loext:graphic-properties draw:fill-color="#faa61a"/>
      <style:paragraph-properties fo:text-align="start"/>
      <style:text-properties style:font-name="Liberation Mono" fo:font-size="8pt" style:font-size-asian="8pt" style:font-size-complex="8pt"/>
    </style:style>
    <style:style style:name="P40" style:family="paragraph">
      <style:paragraph-properties fo:text-align="center"/>
      <style:text-properties fo:font-size="18pt"/>
    </style:style>
    <style:style style:name="T1" style:family="text">
      <style:text-properties style:font-name="Cambria" fo:font-size="18pt" style:font-name-asian="Calibri1" style:font-size-asian="18pt" style:font-name-complex="Calibri1" style:font-size-complex="18pt"/>
    </style:style>
    <style:style style:name="T2" style:family="text">
      <style:text-properties style:font-name="Cambria" fo:font-size="18pt" style:font-size-asian="18pt" style:font-size-complex="18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alibri1" fo:font-size="11pt" style:font-name-asian="Calibri1" style:font-size-asian="11pt" style:font-name-complex="Calibri1" style:font-size-complex="11pt"/>
    </style:style>
    <style:style style:name="T7" style:family="text">
      <style:text-properties style:font-name="Calibri" fo:font-size="10pt" style:font-name-asian="Calibri1" style:font-size-asian="10pt" style:font-name-complex="Calibri1" style:font-size-complex="10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fo:background-color="transparent" style:font-size-asian="10pt" style:font-size-complex="10pt"/>
    </style:style>
    <style:style style:name="T10" style:family="text">
      <style:text-properties style:font-name="Calibri" fo:font-size="10pt" fo:background-color="transparent" style:font-name-asian="Calibri1" style:font-size-asian="10pt" style:font-name-complex="Calibri1" style:font-size-complex="10pt"/>
    </style:style>
    <style:style style:name="T11" style:family="text">
      <style:text-properties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Calibri" fo:font-size="9pt" style:font-size-asian="11pt" style:font-size-complex="11pt"/>
    </style:style>
    <style:style style:name="T13" style:family="text">
      <style:text-properties style:font-name="Cambria" fo:font-size="14pt" style:font-size-asian="14pt" style:font-size-complex="14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ourier New" fo:font-size="8pt" fo:letter-spacing="normal" style:font-size-asian="10pt" style:font-size-complex="10pt"/>
    </style:style>
    <style:style style:name="T16" style:family="text">
      <style:text-properties style:font-name="Fira Code" fo:font-size="7pt" style:font-size-asian="7pt" style:font-size-complex="7pt"/>
    </style:style>
    <style:style style:name="T17" style:family="text">
      <style:text-properties fo:color="#ed1c24" style:font-name="Calibri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Courier New" fo:font-size="8pt" style:font-size-asian="10pt" style:font-size-complex="10pt"/>
    </style:style>
    <style:style style:name="T19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Cambria" fo:font-size="12pt" style:font-size-asian="12pt" style:font-size-complex="12pt"/>
    </style:style>
    <style:style style:name="T21" style:family="text">
      <style:text-properties style:font-name="Calibri" fo:font-size="9pt" style:font-name-asian="Calibri1" style:font-size-asian="11pt" style:font-name-complex="Calibri1" style:font-size-complex="11pt"/>
    </style:style>
    <style:style style:name="T22" style:family="text">
      <style:text-properties style:font-name="Calibri" fo:font-size="9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style:font-name="Calibri" fo:font-size="9pt" style:font-size-asian="10pt" style:font-size-complex="10pt"/>
    </style:style>
    <style:style style:name="T24" style:family="text">
      <style:text-properties style:font-name="Courier New" fo:font-size="8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style:font-name="Courier New" fo:font-size="8pt" style:font-size-asian="11pt" style:font-size-complex="11pt"/>
    </style:style>
    <style:style style:name="T26" style:family="text">
      <style:text-properties style:font-name="Courier New" fo:font-size="8pt" style:font-size-asian="8pt" style:font-size-complex="8pt"/>
    </style:style>
    <style:style style:name="T27" style:family="text">
      <style:text-properties style:font-name="Liberation Mono" fo:font-size="8pt" style:font-size-asian="8pt" style:font-size-complex="8pt"/>
    </style:style>
    <style:style style:name="T28" style:family="text">
      <style:text-properties style:font-name="Cambria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21.59cm" svg:x="2.27cm" svg:y="2.27cm">
          <draw:text-box>
            <text:p><text:span text:style-name="T1">¿</text:span><text:span text:style-name="T2">Design Philosophy?</text:span></text:p>
            <text:p><text:span text:style-name="T3"/></text:p>
            <text:p><text:span text:style-name="T3">Any function that does ALL should call a function that does ONE.</text:span></text:p>
            <text:p><text:span text:style-name="T3"/></text:p>
            <text:p><text:span text:style-name="T3">We don’t do ‘clever’.</text:span></text:p>
            <text:p><text:span text:style-name="T3"/></text:p>
            <text:p><text:span text:style-name="T3">We enjoy typing. (WET, !DRY) (PS. We actually just use tab-completion.)</text:span></text:p>
            <text:p><text:span text:style-name="T3"/></text:p>
            <text:p><text:span text:style-name="T3">Fast vs. Safe.</text:span></text:p>
            <text:p><text:span text:style-name="T3"/></text:p>
            <text:p><text:span text:style-name="T3">There is only one scope.</text:span></text:p>
            <text:p><text:span text:style-name="T3"/></text:p>
            <text:p><text:span text:style-name="T3">‘</text:span><text:span text:style-name="T3">Time-to-Compile’ is an imaginary problem.</text:span></text:p>
            <text:p><text:span text:style-name="T3"/></text:p>
            <text:p><text:span text:style-name="T3">‘</text:span><text:span text:style-name="T3">API-Breaking-Changes’ are forbidden and inevitable.</text:span></text:p>
            <text:p><text:span text:style-name="T3"/></text:p>
            <text:p><text:span text:style-name="T3">We’re coding in C for a reason, don’t embed overhead.</text:span></text:p>
            <text:p><text:span text:style-name="T3"/></text:p>
            <text:p><text:span text:style-name="T3">Auto-Wrap? Nope, just get a wider monitor and a mouse with side-scrolling. (PS. OOS, OOM)</text:span></text:p>
            <text:p><text:span text:style-name="T3"/></text:p>
            <text:p><text:span text:style-name="T3">Out of Sight, Out of Mind (OOS, OOM) If we don’t make it apparent, you shouldn’t think about it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</draw:page>
      <draw:page draw:name="ProgramLifecycle" draw:style-name="dp1" draw:master-page-name="Default">
        <draw:custom-shape draw:style-name="gr2" draw:text-style-name="P3" draw:layer="layout" svg:width="3.81cm" svg:height="1.905cm" svg:x="8.62cm" svg:y="1cm">
          <text:p text:style-name="P2"><text:span text:style-name="T4">Program Life-Cyc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3.81cm" svg:height="1.905cm" svg:x="8.62cm" svg:y="6.08cm">
          <text:p text:style-name="P2"><text:span text:style-name="T3">Initialize</text:span></text:p>
          <text:p text:style-name="P2"><text:span text:style-name="T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11.16cm" svg:y="16.24cm">
          <text:p text:style-name="P2"><text:span text:style-name="T3">Process</text:span></text:p>
          <text:p text:style-name="P2"><text:span text:style-name="T3">Environment</text:span></text:p>
          <text:p text:style-name="P2"><text:span text:style-name="T3">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9.89cm" svg:y="11.16cm">
          <text:p text:style-name="P2"><text:span text:style-name="T3">Program</text:span></text:p>
          <text:p text:style-name="P2"><text:span text:style-name="T3">Operational</text:span></text:p>
          <text:p text:style-name="P2"><text:span text:style-name="T3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8.62cm" svg:y="3.54cm">
          <text:p text:style-name="P2"><text:span text:style-name="T3">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8.62cm" svg:y="8.62cm">
          <text:p text:style-name="P2"><text:span text:style-name="T3">Create</text:span></text:p>
          <text:p text:style-name="P2"><text:span text:style-name="T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8.62cm" svg:y="25.035cm">
          <text:p text:style-name="P2"><text:span text:style-name="T3">Destroy</text:span></text:p>
          <text:p text:style-name="P2"><text:span text:style-name="T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048cm" svg:height="2.54cm" svg:x="16.24cm" svg:y="13.7cm">
          <text:p text:style-name="P5"><text:span text:style-name="T5">Configuration</text:span></text:p>
          <text:p text:style-name="P5"><text:span text:style-name="T5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draw:layer="layout" svg:width="3.81cm" svg:height="1.905cm" svg:x="11.16cm" svg:y="18.78cm">
          <text:p text:style-name="P2"><text:span text:style-name="T3">Process</text:span></text:p>
          <text:p text:style-name="P2"><text:span text:style-name="T3">Command-Line</text:span></text:p>
          <text:p text:style-name="P2"><text:span text:style-name="T3">Argu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81cm" svg:height="1.905cm" svg:x="11.16cm" svg:y="13.7cm">
          <text:p text:style-name="P2"><text:span text:style-name="T3">Process</text:span></text:p>
          <text:p text:style-name="P2"><text:span text:style-name="T3">Configuration</text:span></text:p>
          <text:p text:style-name="P2"><text:span text:style-name="T3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048cm" svg:height="2.54cm" svg:x="16.24cm" svg:y="16.24cm">
          <text:p text:style-name="P5"><text:span text:style-name="T5">Environment</text:span></text:p>
          <text:p text:style-name="P5"><text:span text:style-name="T5">Variab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3.048cm" svg:height="2.54cm" svg:x="16.24cm" svg:y="18.78cm">
          <text:p text:style-name="P5"><text:span text:style-name="T5">Command-Line</text:span></text:p>
          <text:p text:style-name="P5"><text:span text:style-name="T5">Arguments</text:span></text:p>
          <text:p text:style-name="P5"><text:span text:style-name="T5">argc</text:span></text:p>
          <text:p text:style-name="P5"><text:span text:style-name="T5">argv[]</text:span></text:p>
          <text:p text:style-name="P5"><text:span text:style-name="T5">env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rogramLaunch" draw:style-name="dp1" draw:master-page-name="Default">
        <draw:custom-shape draw:style-name="gr5" draw:text-style-name="P3" xml:id="id1" draw:id="id1" draw:layer="layout" svg:width="3.81cm" svg:height="1.905cm" svg:x="8.62cm" svg:y="1cm">
          <text:p text:style-name="P2"><text:span text:style-name="T4">Program Laun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7" draw:layer="layout" svg:x1="10.525cm" svg:y1="2.905cm" svg:x2="10.525cm" svg:y2="3.54cm" draw:start-shape="id1" draw:start-glue-point="8" draw:end-shape="id2" draw:end-glue-point="4" svg:d="M10525 2905v635" svg:viewBox="0 0 1 636">
          <text:p/>
        </draw:connector>
        <draw:custom-shape draw:style-name="gr7" draw:text-style-name="P4" xml:id="id14" draw:id="id14" draw:layer="layout" svg:width="3.81cm" svg:height="1.905cm" svg:x="8.62cm" svg:y="19.669cm">
          <text:p text:style-name="P2"><text:span text:style-name="T3">Process</text:span></text:p>
          <text:p text:style-name="P2"><text:span text:style-name="T3">(ALL) LBX File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2" draw:id="id2" draw:layer="layout" svg:width="3.81cm" svg:height="1.905cm" svg:x="8.62cm" svg:y="3.54cm">
          <text:p text:style-name="P2"><text:span text:style-name="T6">¿ Directory, File,</text:span></text:p>
          <text:p text:style-name="P2"><text:span text:style-name="T6"><text:s/></text:span><text:span text:style-name="T6">Entry, Menu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4" xml:id="id3" draw:id="id3" draw:layer="layout" svg:width="3.81cm" svg:height="1.905cm" svg:x="1cm" svg:y="8.62cm">
          <text:p text:style-name="P2"><text:span text:style-name="T3">Directo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xml:id="id6" draw:id="id6" draw:layer="layout" svg:width="3.81cm" svg:height="1.905cm" svg:x="16.24cm" svg:y="8.62cm">
          <text:p text:style-name="P2"><text:span text:style-name="T3">Men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xml:id="id5" draw:id="id5" draw:layer="layout" svg:width="3.81cm" svg:height="1.905cm" svg:x="11.16cm" svg:y="8.62cm">
          <text:p text:style-name="P2"><text:span text:style-name="T3">Ent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xml:id="id4" draw:id="id4" draw:layer="layout" svg:width="3.81cm" svg:height="1.905cm" svg:x="6.08cm" svg:y="8.62cm">
          <text:p text:style-name="P2"><text:span text:style-name="T3">Fi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10.525cm" svg:y1="5.445cm" svg:x2="2.905cm" svg:y2="8.62cm" draw:start-shape="id2" draw:start-glue-point="6" draw:end-shape="id3" draw:end-glue-point="4" svg:d="M10525 5445v1587h-7620v1588" svg:viewBox="0 0 7621 3176">
          <text:p/>
        </draw:connector>
        <draw:connector draw:style-name="gr6" draw:text-style-name="P7" draw:layer="layout" svg:x1="10.525cm" svg:y1="5.445cm" svg:x2="7.985cm" svg:y2="8.62cm" draw:start-shape="id2" draw:start-glue-point="6" draw:end-shape="id4" svg:d="M10525 5445v1587h-2540v1588" svg:viewBox="0 0 2541 3176">
          <text:p/>
        </draw:connector>
        <draw:connector draw:style-name="gr6" draw:text-style-name="P7" draw:layer="layout" svg:x1="10.525cm" svg:y1="5.445cm" svg:x2="13.065cm" svg:y2="8.62cm" draw:start-shape="id2" draw:start-glue-point="6" draw:end-shape="id5" draw:end-glue-point="4" svg:d="M10525 5445v1587h2540v1588" svg:viewBox="0 0 2541 3176">
          <text:p/>
        </draw:connector>
        <draw:connector draw:style-name="gr6" draw:text-style-name="P7" draw:layer="layout" svg:x1="10.525cm" svg:y1="5.445cm" svg:x2="18.145cm" svg:y2="8.62cm" draw:start-shape="id2" draw:start-glue-point="6" draw:end-shape="id6" draw:end-glue-point="4" svg:d="M10525 5445v1587h7620v1588" svg:viewBox="0 0 7621 3176">
          <text:p/>
        </draw:connector>
        <draw:custom-shape draw:style-name="gr7" draw:text-style-name="P4" xml:id="id8" draw:id="id8" draw:layer="layout" svg:width="3.81cm" svg:height="1.905cm" svg:x="1cm" svg:y="14.97cm">
          <text:p text:style-name="P2"><text:span text:style-name="T3">Populate</text:span></text:p>
          <text:p text:style-name="P2"><text:span text:style-name="T3">FILE_NA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7" draw:id="id7" draw:layer="layout" svg:width="3.81cm" svg:height="1.905cm" svg:x="1cm" svg:y="11.795cm">
          <text:p text:style-name="P2"><text:span text:style-name="T3">Process</text:span></text:p>
          <text:p text:style-name="P2"><text:span text:style-name="T3">Directory</text:span></text:p>
          <text:p text:style-name="P2"><text:span text:style-name="T3">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9" draw:id="id9" draw:layer="layout" svg:width="3.81cm" svg:height="1.905cm" svg:x="6.08cm" svg:y="11.795cm">
          <text:p text:style-name="P2"><text:span text:style-name="T3">Process</text:span></text:p>
          <text:p text:style-name="P2"><text:span text:style-name="T3">File</text:span></text:p>
          <text:p text:style-name="P2"><text:span text:style-name="T3">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0" draw:id="id10" draw:layer="layout" svg:width="3.81cm" svg:height="1.905cm" svg:x="11.16cm" svg:y="11.795cm">
          <text:p text:style-name="P2"><text:span text:style-name="T3">Process</text:span></text:p>
          <text:p text:style-name="P2"><text:span text:style-name="T3">Entry</text:span></text:p>
          <text:p text:style-name="P2"><text:span text:style-name="T3">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1" draw:id="id11" draw:layer="layout" svg:width="3.81cm" svg:height="1.905cm" svg:x="16.24cm" svg:y="11.795cm">
          <text:p text:style-name="P2"><text:span text:style-name="T6">¿ …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3" draw:id="id13" draw:layer="layout" svg:width="3.81cm" svg:height="1.905cm" svg:x="11.16cm" svg:y="14.97cm">
          <text:p text:style-name="P2"><text:span text:style-name="T3">Populate</text:span></text:p>
          <text:p text:style-name="P2"><text:span text:style-name="T3">FILE_NA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2" draw:id="id12" draw:layer="layout" svg:width="3.81cm" svg:height="1.905cm" svg:x="6.08cm" svg:y="14.97cm">
          <text:p text:style-name="P2"><text:span text:style-name="T3">Populate</text:span></text:p>
          <text:p text:style-name="P2"><text:span text:style-name="T3">FILE_NA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2.905cm" svg:y1="10.525cm" svg:x2="2.905cm" svg:y2="11.795cm" draw:start-shape="id3" draw:start-glue-point="6" draw:end-shape="id7" draw:end-glue-point="4" svg:d="M2905 10525v1270" svg:viewBox="0 0 1 1271">
          <text:p/>
        </draw:connector>
        <draw:connector draw:style-name="gr6" draw:text-style-name="P7" draw:layer="layout" svg:x1="2.905cm" svg:y1="13.7cm" svg:x2="2.905cm" svg:y2="14.97cm" draw:start-shape="id7" draw:start-glue-point="6" draw:end-shape="id8" draw:end-glue-point="4" svg:d="M2905 13700v1270" svg:viewBox="0 0 1 1271">
          <text:p/>
        </draw:connector>
        <draw:connector draw:style-name="gr6" draw:text-style-name="P7" draw:layer="layout" svg:x1="7.985cm" svg:y1="10.525cm" svg:x2="7.985cm" svg:y2="11.795cm" draw:start-shape="id4" draw:start-glue-point="6" draw:end-shape="id9" draw:end-glue-point="4" svg:d="M7985 10525v1270" svg:viewBox="0 0 1 1271">
          <text:p/>
        </draw:connector>
        <draw:connector draw:style-name="gr6" draw:text-style-name="P7" draw:layer="layout" svg:x1="13.065cm" svg:y1="10.525cm" svg:x2="13.065cm" svg:y2="11.795cm" draw:start-shape="id5" draw:start-glue-point="6" draw:end-shape="id10" draw:end-glue-point="4" svg:d="M13065 10525v1270" svg:viewBox="0 0 1 1271">
          <text:p/>
        </draw:connector>
        <draw:connector draw:style-name="gr6" draw:text-style-name="P7" draw:layer="layout" svg:x1="18.145cm" svg:y1="10.525cm" svg:x2="18.145cm" svg:y2="11.795cm" draw:start-shape="id6" draw:start-glue-point="6" draw:end-shape="id11" draw:end-glue-point="4" svg:d="M18145 10525v1270" svg:viewBox="0 0 1 1271">
          <text:p/>
        </draw:connector>
        <draw:connector draw:style-name="gr6" draw:text-style-name="P7" draw:layer="layout" svg:x1="7.985cm" svg:y1="13.7cm" svg:x2="7.985cm" svg:y2="14.97cm" draw:start-shape="id9" draw:start-glue-point="6" draw:end-shape="id12" draw:end-glue-point="4" svg:d="M7985 13700v1270" svg:viewBox="0 0 1 1271">
          <text:p/>
        </draw:connector>
        <draw:connector draw:style-name="gr6" draw:text-style-name="P7" draw:layer="layout" svg:x1="13.065cm" svg:y1="13.7cm" svg:x2="13.065cm" svg:y2="14.97cm" draw:start-shape="id10" draw:start-glue-point="6" draw:end-shape="id13" draw:end-glue-point="4" svg:d="M13065 13700v1270" svg:viewBox="0 0 1 1271">
          <text:p/>
        </draw:connector>
        <draw:connector draw:style-name="gr6" draw:text-style-name="P7" draw:layer="layout" svg:x1="2.905cm" svg:y1="16.875cm" svg:x2="10.525cm" svg:y2="19.669cm" draw:start-shape="id8" draw:start-glue-point="6" draw:end-shape="id14" draw:end-glue-point="4" svg:d="M2905 16875v1397h7620v1397" svg:viewBox="0 0 7621 2795">
          <text:p/>
        </draw:connector>
        <draw:connector draw:style-name="gr6" draw:text-style-name="P7" draw:layer="layout" svg:x1="7.985cm" svg:y1="16.875cm" svg:x2="10.525cm" svg:y2="19.669cm" draw:start-shape="id12" draw:start-glue-point="6" draw:end-shape="id14" draw:end-glue-point="4" svg:d="M7985 16875v1397h2540v1397" svg:viewBox="0 0 2541 2795">
          <text:p/>
        </draw:connector>
        <draw:connector draw:style-name="gr6" draw:text-style-name="P7" draw:layer="layout" svg:x1="13.065cm" svg:y1="16.875cm" svg:x2="10.525cm" svg:y2="19.669cm" draw:start-shape="id13" draw:start-glue-point="6" draw:end-shape="id14" draw:end-glue-point="4" svg:d="M13065 16875v1397h-2540v1397" svg:viewBox="0 0 2541 2795">
          <text:p/>
        </draw:connector>
        <draw:custom-shape draw:style-name="gr4" draw:text-style-name="P6" draw:layer="layout" svg:width="3.048cm" svg:height="2.54cm" svg:x="16.24cm" svg:y="17.51cm">
          <text:p text:style-name="P5"><text:span text:style-name="T5">s_LBXMGR_DATA</text:span></text:p>
          <text:p text:style-name="P5"><text:span text:style-name="T5">file_path</text:span></text:p>
          <text:p text:style-name="P5"><text:span text:style-name="T5">directory_path</text:span></text:p>
          <text:p text:style-name="P5"><text:span text:style-name="T5">file_name</text:span></text:p>
          <text:p text:style-name="P5"><text:span text:style-name="T5">file_name_base</text:span></text:p>
          <text:p text:style-name="P5"><text:span text:style-name="T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3.048cm" svg:height="2.54cm" svg:x="12.557cm" svg:y="20.05cm">
          <text:p text:style-name="P5"><text:span text:style-name="T5">s_FILE_NAMES</text:span></text:p>
          <text:p text:style-name="P5"><text:span text:style-name="T5">directory_path</text:span></text:p>
          <text:p text:style-name="P5"><text:span text:style-name="T5">file_names_arra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15" draw:id="id15" draw:layer="layout" svg:width="3.81cm" svg:height="1.905cm" svg:x="8.62cm" svg:y="22.59cm">
          <text:p text:style-name="P2"><text:span text:style-name="T3">for itr_file_names</text:span></text:p>
          <text:p text:style-name="P2"><text:span text:style-name="T3"><text:s text:c="4"/></text:span><text:span text:style-name="T3">process_lbx_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0.525cm" svg:y1="21.574cm" svg:x2="10.525cm" svg:y2="22.59cm" draw:start-shape="id14" draw:start-glue-point="6" draw:end-shape="id15" draw:end-glue-point="4" svg:d="M10525 21574v1016" svg:viewBox="0 0 1 1017">
          <text:p/>
        </draw:connector>
        <draw:connector draw:style-name="gr6" draw:text-style-name="P7" draw:layer="layout" draw:type="curve" svg:x1="10.525cm" svg:y1="24.495cm" svg:x2="12.43cm" svg:y2="23.543cm" draw:start-shape="id15" draw:start-glue-point="6" draw:end-shape="id15" draw:end-glue-point="7" svg:d="M10525 24495c0 751 1204 627 1868 201s790-1153 37-1153" svg:viewBox="0 0 2421 1495">
          <text:p/>
        </draw:connector>
        <draw:custom-shape draw:style-name="gr10" draw:text-style-name="P6" draw:layer="layout" svg:width="3.048cm" svg:height="2.54cm" svg:x="12.43cm" svg:y="24.114cm">
          <text:p text:style-name="P5"><text:span text:style-name="T5">Array</text:span></text:p>
          <text:p text:style-name="P5"><text:span text:style-name="T5">s_LBX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LoadLbx" draw:style-name="dp1" draw:master-page-name="Default">
        <draw:custom-shape draw:style-name="gr11" draw:text-style-name="P3" xml:id="id16" draw:id="id16" draw:layer="layout" svg:width="3.81cm" svg:height="1.905cm" svg:x="8.62cm" svg:y="1cm">
          <text:p text:style-name="P2"><text:span text:style-name="T4">Load LBX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text-style-name="P7" draw:layer="layout" svg:x1="10.525cm" svg:y1="2.905cm" svg:x2="10.525cm" svg:y2="3.54cm" draw:start-shape="id16" draw:start-glue-point="8" draw:end-shape="id17" draw:end-glue-point="4" svg:d="M10525 2905v635" svg:viewBox="0 0 1 636">
          <text:p/>
        </draw:connector>
        <draw:custom-shape draw:style-name="gr13" draw:text-style-name="P4" xml:id="id17" draw:id="id17" draw:layer="layout" svg:width="3.81cm" svg:height="1.905cm" svg:x="8.62cm" svg:y="3.54cm">
          <text:p text:style-name="P2"><text:span text:style-name="T6">¿</text:span></text:p>
          <text:p text:style-name="P2"><text:span text:style-name="T6">File Path</text:span></text:p>
          <text:p text:style-name="P2"><text:span text:style-name="T6">File Handle</text:span></text:p>
          <text:p text:style-name="P2"><text:span text:style-name="T6">LBX Structure</text:span></text:p>
          <text:p text:style-name="P2"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4" xml:id="id18" draw:id="id18" draw:layer="layout" svg:width="3.81cm" svg:height="1.905cm" svg:x="1cm" svg:y="6.08cm">
          <text:p text:style-name="P2"><text:span text:style-name="T3">File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xml:id="id19" draw:id="id19" draw:layer="layout" svg:width="3.81cm" svg:height="1.905cm" svg:x="8.62cm" svg:y="9.89cm">
          <text:p text:style-name="P2"><text:span text:style-name="T3">File Hand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7" draw:layer="layout" svg:x1="8.62cm" svg:y1="4.493cm" svg:x2="2.905cm" svg:y2="6.08cm" draw:start-shape="id17" draw:start-glue-point="5" draw:end-shape="id18" draw:end-glue-point="4" svg:d="M8620 4493h-5715v1587" svg:viewBox="0 0 5716 1588">
          <text:p/>
        </draw:connector>
        <draw:connector draw:style-name="gr12" draw:text-style-name="P7" draw:layer="layout" svg:x1="10.525cm" svg:y1="5.445cm" svg:x2="10.525cm" svg:y2="9.89cm" draw:start-shape="id17" draw:start-glue-point="6" draw:end-shape="id19" svg:d="M10525 5445v4445" svg:viewBox="0 0 1 4446">
          <text:p/>
        </draw:connector>
        <draw:connector draw:style-name="gr12" draw:text-style-name="P7" draw:layer="layout" svg:x1="12.43cm" svg:y1="4.493cm" svg:x2="18.145cm" svg:y2="13.7cm" draw:start-shape="id17" draw:start-glue-point="7" draw:end-shape="id20" draw:end-glue-point="4" svg:d="M12430 4493h5715v9207" svg:viewBox="0 0 5716 9208">
          <text:p/>
        </draw:connector>
        <draw:custom-shape draw:style-name="gr15" draw:text-style-name="P8" draw:layer="layout" svg:width="3.81cm" svg:height="1.905cm" svg:x="16.748cm" svg:y="25.003cm">
          <text:p text:style-name="P2"><text:span text:style-name="T7">¿ … </text:span><text:span text:style-name="T8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20" draw:id="id20" draw:layer="layout" svg:width="3.81cm" svg:height="1.905cm" svg:x="16.24cm" svg:y="13.7cm">
          <text:p text:style-name="P2"><text:span text:style-name="T3">LBX 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21" draw:id="id21" draw:layer="layout" svg:width="3.81cm" svg:height="1.905cm" svg:x="8.62cm" svg:y="17.51cm">
          <text:p text:style-name="P2"><text:span text:style-name="T3">Load L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2.905cm" svg:y1="7.985cm" svg:x2="10.525cm" svg:y2="9.89cm" draw:start-shape="id18" draw:start-glue-point="6" draw:end-shape="id19" draw:end-glue-point="4" svg:d="M2905 7985v952h7620v953" svg:viewBox="0 0 7621 1906">
          <text:p/>
        </draw:connector>
        <draw:connector draw:style-name="gr6" draw:text-style-name="P7" draw:layer="layout" svg:x1="10.525cm" svg:y1="11.795cm" svg:x2="18.145cm" svg:y2="13.7cm" draw:start-shape="id19" draw:start-glue-point="6" draw:end-shape="id20" draw:end-glue-point="4" svg:d="M10525 11795v952h7620v953" svg:viewBox="0 0 7621 1906">
          <text:p/>
        </draw:connector>
        <draw:connector draw:style-name="gr6" draw:text-style-name="P7" draw:layer="layout" svg:x1="18.145cm" svg:y1="15.605cm" svg:x2="10.525cm" svg:y2="17.51cm" draw:start-shape="id20" draw:start-glue-point="6" draw:end-shape="id21" draw:end-glue-point="4" svg:d="M18145 15605v952h-7620v953" svg:viewBox="0 0 7621 1906">
          <text:p/>
        </draw:connector>
        <draw:frame draw:style-name="gr16" draw:text-style-name="P9" draw:layer="layout" svg:width="5.08cm" svg:height="1.304cm" svg:x="12.43cm" svg:y="9.89cm">
          <draw:text-box>
            <text:p><text:span text:style-name="T9">Where is file_path here?</text:span></text:p>
            <text:p><text:span text:style-name="T9">It is a required data point.</text:span></text:p>
            <text:p><text:span text:style-name="T10">¿ check lbx-&gt;file_path </text:span><text:span text:style-name="T9">?</text:span></text:p>
          </draw:text-box>
        </draw:frame>
      </draw:page>
      <draw:page draw:name="ProcessLbxFiles" draw:style-name="dp1" draw:master-page-name="Default">
        <draw:custom-shape draw:style-name="gr17" draw:text-style-name="P4" xml:id="id23" draw:id="id23" draw:layer="layout" svg:width="3.81cm" svg:height="1.905cm" svg:x="1cm" svg:y="7.858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" xml:id="id24" draw:id="id24" draw:layer="layout" svg:width="3.81cm" svg:height="1.905cm" svg:x="1cm" svg:y="11.16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22" draw:id="id22" draw:layer="layout" svg:width="3.81cm" svg:height="1.905cm" svg:x="1cm" svg:y="1cm">
          <text:p text:style-name="P2"><text:span text:style-name="T4">Process</text:span></text:p>
          <text:p text:style-name="P2"><text:span text:style-name="T4">LBX Fil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0" draw:text-style-name="P7" draw:layer="layout" svg:x1="2.905cm" svg:y1="2.905cm" svg:x2="2.905cm" svg:y2="7.858cm" draw:start-shape="id22" draw:start-glue-point="8" draw:end-shape="id23" draw:end-glue-point="4" svg:d="M2905 2905v4953" svg:viewBox="0 0 1 4954">
          <text:p/>
        </draw:connector>
        <draw:connector draw:style-name="gr20" draw:text-style-name="P7" draw:layer="layout" svg:x1="2.905cm" svg:y1="9.763cm" svg:x2="2.905cm" svg:y2="11.16cm" draw:start-shape="id23" draw:start-glue-point="6" draw:end-shape="id24" draw:end-glue-point="4" svg:d="M2905 9763v1397" svg:viewBox="0 0 1 1398">
          <text:p/>
        </draw:connector>
        <draw:custom-shape draw:style-name="gr21" draw:text-style-name="P10" draw:layer="layout" svg:width="3.81cm" svg:height="1.27cm" svg:x="7.35cm" svg:y="3.54cm">
          <text:p text:style-name="P2"><text:span text:style-name="T12">Load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draw:layer="layout" svg:width="3.81cm" svg:height="1.27cm" svg:x="6.08cm" svg:y="2.27cm">
          <text:p text:style-name="P2"><text:span text:style-name="T12">Process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048cm" svg:height="2.54cm" svg:x="17.542cm" svg:y="8.62cm">
          <text:p text:style-name="P5"><text:span text:style-name="T5">s_LIB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3.048cm" svg:height="2.54cm" svg:x="17.51cm" svg:y="1cm">
          <text:p text:style-name="P5"><text:span text:style-name="T5">s_LBXMGR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3.048cm" svg:height="2.54cm" svg:x="17.542cm" svg:y="3.54cm">
          <text:p text:style-name="P5"><text:span text:style-name="T5">s_FILE_NAM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6" draw:layer="layout" svg:width="3.048cm" svg:height="2.54cm" svg:x="17.542cm" svg:y="6.08cm">
          <text:p text:style-name="P5"><text:span text:style-name="T5">Array</text:span></text:p>
          <text:p text:style-name="P5"><text:span text:style-name="T5">s_LBX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3.81cm" svg:height="1.905cm" svg:x="1.001cm" svg:y="25.035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" draw:layer="layout" svg:width="3.81cm" svg:height="1.905cm" svg:x="1cm" svg:y="23.13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4" draw:layer="layout" svg:width="3.81cm" svg:height="1.905cm" svg:x="1cm" svg:y="21.225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" draw:layer="layout" svg:width="3.81cm" svg:height="1.905cm" svg:x="7.35cm" svg:y="23.098cm">
          <text:p text:style-name="P2"><text:span text:style-name="T11">¿ Unload LBX File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81cm" svg:height="1.905cm" svg:x="7.35cm" svg:y="15.605cm">
          <text:p text:style-name="P2"><text:span text:style-name="T11">¿ Load LBX File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81cm" svg:height="1.905cm" svg:x="6.08cm" svg:y="25.003cm">
          <text:p text:style-name="P2"><text:span text:style-name="T11">¿ Destroy LBX_DATA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81cm" svg:height="1.905cm" svg:x="6.08cm" svg:y="13.7cm">
          <text:p text:style-name="P2"><text:span text:style-name="T11">¿ Create LBX_DATA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3.81cm" svg:height="1.905cm" svg:x="11.16cm" svg:y="17.51cm">
          <text:p text:style-name="P2"><text:span text:style-name="T11">¿ …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1" draw:layer="layout" svg:width="5.08cm" svg:height="3.81cm" svg:x="14.97cm" svg:y="17.51cm">
          <draw:text-box>
            <text:p><text:span text:style-name="T13">Program State:</text:span></text:p>
            <text:p><text:span text:style-name="T14">Populated</text:span></text:p>
            <text:p><text:span text:style-name="T14">LBX Data Array { … }</text:span></text:p>
            <text:p><text:span text:style-name="T14">-All Files</text:span></text:p>
            <text:p><text:span text:style-name="T14">--All Records</text:span></text:p>
            <text:p><text:span text:style-name="T14">Data &amp; Meta-Data</text:span></text:p>
          </draw:text-box>
        </draw:frame>
        <draw:custom-shape draw:style-name="gr23" draw:text-style-name="P13" draw:layer="layout" svg:width="3.937cm" svg:height="4.064cm" svg:x="16.24cm" svg:y="12.43cm">
          <text:p text:style-name="P12"><text:span text:style-name="T15">File Path</text:span></text:p>
          <text:p text:style-name="P12"><text:span text:style-name="T15">---------------------</text:span></text:p>
          <text:p text:style-name="P12"><text:span text:style-name="T15">Directory Path</text:span></text:p>
          <text:p text:style-name="P12"><text:span text:style-name="T15">File Name</text:span></text:p>
          <text:p text:style-name="P12"><text:span text:style-name="T15">File Name Base</text:span></text:p>
          <text:p text:style-name="P12"><text:span text:style-name="T15">---------------------</text:span></text:p>
          <text:p text:style-name="P12"><text:span text:style-name="T15">Export Directory Path</text:span></text:p>
          <text:p text:style-name="P12"><text:span text:style-name="T15">---------------------</text:span></text:p>
          <text:p text:style-name="P12"><text:span text:style-name="T15">Record File Name Base</text:span></text:p>
          <text:p text:style-name="P12"><text:span text:style-name="T15">--------------------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4" draw:layer="layout" svg:width="3.81cm" svg:height="1.905cm" svg:x="1cm" svg:y="16.875cm">
          <text:p text:style-name="P2"><text:span text:style-name="T11">¿</text:span></text:p>
          <text:p text:style-name="P2"><text:span text:style-name="T11">ptr_record == NULL</text:span></text:p>
          <text:p text:style-name="P2"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5" draw:layer="layout" svg:width="3.81cm" svg:height="1.905cm" svg:x="11.16cm" svg:y="20.05cm">
          <text:p text:style-name="P5"><text:span text:style-name="T3">Display,</text:span></text:p>
          <text:p text:style-name="P5"><text:span text:style-name="T3">Output CSV,</text:span></text:p>
          <text:p text:style-name="P5"><text:span text:style-name="T3">Export BMP,</text:span></text:p>
          <text:p text:style-name="P5"><text:span text:style-name="T3">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4" draw:layer="layout" svg:width="3.81cm" svg:height="1.905cm" svg:x="4.81cm" svg:y="18.78cm">
          <text:p text:style-name="P2"><text:span text:style-name="T11">¿ Record Header </text:span><text:span text:style-name="T3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3.048cm" svg:height="1.27cm" svg:x="1.762cm" svg:y="20.05cm">
          <text:p text:style-name="P5"><text:span text:style-name="T5">ST_LBX_MoM131</text:span></text:p>
          <text:p text:style-name="P5"><text:span text:style-name="T5">FLIC_HEADER</text:span></text:p>
          <text:p text:style-name="P5"><text:span text:style-name="T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10" draw:layer="layout" svg:width="3.81cm" svg:height="1.27cm" svg:x="7.35cm" svg:y="6.08cm">
          <text:p text:style-name="P2"><text:span text:style-name="T12">Process LBX Reco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draw:layer="layout" svg:width="3.81cm" svg:height="1.27cm" svg:x="8.62cm" svg:y="7.35cm">
          <text:p text:style-name="P2"><text:span text:style-name="T12">Load LBX Recor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2.54cm" svg:height="0.635cm" svg:x="9.89cm" svg:y="9.89cm">
          <text:p text:style-name="P2"><text:span text:style-name="T16">Record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2.54cm" svg:height="0.635cm" svg:x="9.89cm" svg:y="9.255cm">
          <text:p text:style-name="P2"><text:span text:style-name="T16">Recor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2.54cm" svg:height="0.635cm" svg:x="9.89cm" svg:y="8.62cm">
          <text:p text:style-name="P2"><text:span text:style-name="T16">Record 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3.048cm" svg:height="1.27cm" svg:x="11.16cm" svg:y="3.54cm">
          <text:p text:style-name="P5"><text:span text:style-name="T5">LBX File Head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ExportDumpPrePost" draw:style-name="dp1" draw:master-page-name="Default">
        <draw:custom-shape draw:style-name="gr28" draw:text-style-name="P2" draw:layer="layout" svg:width="3.81cm" svg:height="1.905cm" svg:x="1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3" xml:id="id30" draw:id="id30" draw:layer="layout" svg:width="3.81cm" svg:height="1.27cm" svg:x="11.16cm" svg:y="14.97cm">
          <text:p text:style-name="P2"><text:span text:style-name="T4">Export</text:span></text:p>
          <text:p text:style-name="P2"><text:span text:style-name="T4">Recor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0" draw:text-style-name="P17" xml:id="id25" draw:id="id25" draw:layer="layout" svg:width="2.54cm" svg:height="1.27cm" svg:x="4.175cm" svg:y="22.59cm">
          <text:p text:style-name="P5"><text:span text:style-name="T5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6" draw:layer="layout" svg:width="2.54cm" svg:height="2.54cm" svg:x="4.048cm" svg:y="16.24cm">
          <text:p text:style-name="P5"><text:span text:style-name="T5">s_LBXMG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6" draw:layer="layout" svg:width="2.54cm" svg:height="2.54cm" svg:x="4.08cm" svg:y="18.78cm">
          <text:p text:style-name="P5"><text:span text:style-name="T5">s_FILE_NAM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17" xml:id="id27" draw:id="id27" draw:layer="layout" svg:width="2.54cm" svg:height="1.27cm" svg:x="1cm" svg:y="22.59cm">
          <text:p text:style-name="P5"><text:span text:style-name="T5">Array</text:span></text:p>
          <text:p text:style-name="P5"><text:span text:style-name="T5">s_LBX_DATA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1" draw:text-style-name="P6" draw:layer="layout" svg:width="2.54cm" svg:height="2.54cm" svg:x="1cm" svg:y="16.24cm">
          <text:p text:style-name="P5"><text:span text:style-name="T5">CSV:</text:span></text:p>
          <text:p text:style-name="P5"><text:span text:style-name="T5">LBX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6" draw:layer="layout" svg:width="2.54cm" svg:height="2.54cm" svg:x="1cm" svg:y="18.78cm">
          <text:p text:style-name="P5"><text:span text:style-name="T5">CSV:</text:span></text:p>
          <text:p text:style-name="P5"><text:span text:style-name="T5">LBX Record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3" draw:text-style-name="P11" draw:layer="layout" svg:width="5.08cm" svg:height="1.27cm" svg:x="14.97cm" svg:y="14.97cm">
          <draw:text-box>
            <text:p><text:span text:style-name="T4">Program State:</text:span></text:p>
            <text:p><text:span text:style-name="T17">LOAD EVERYTHING!!</text:span></text:p>
          </draw:text-box>
        </draw:frame>
        <draw:frame draw:style-name="gr34" draw:text-style-name="P18" draw:layer="layout" svg:width="5.08cm" svg:height="3.81cm" svg:x="1cm" svg:y="3.54cm">
          <draw:text-box>
            <text:p><text:span text:style-name="T3">LBX File List</text:span></text:p>
            <text:p><text:span text:style-name="T3">…</text:span></text:p>
            <text:p><text:span text:style-name="T3">Per LBX (File)</text:span></text:p>
            <text:p><text:span text:style-name="T3">…</text:span></text:p>
            <text:p><text:span text:style-name="T3">Per LBX (File) Entry/Record</text:span></text:p>
            <text:p><text:span text:style-name="T3">…</text:span></text:p>
            <text:p><text:span text:style-name="T3"/></text:p>
          </draw:text-box>
        </draw:frame>
        <draw:custom-shape draw:style-name="gr14" draw:text-style-name="P4" draw:layer="layout" svg:width="3.81cm" svg:height="1.905cm" svg:x="1cm" svg:y="11.795cm">
          <text:p text:style-name="P19"><text:span text:style-name="T3">Export</text:span></text:p>
          <text:p text:style-name="P2"><text:span text:style-name="T3">LBX Records CSV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3.81cm" svg:height="1.905cm" svg:x="1cm" svg:y="9.89cm">
          <text:p text:style-name="P2"><text:span text:style-name="T3">Export</text:span></text:p>
          <text:p text:style-name="P2"><text:span text:style-name="T3">LBX Files CSV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20" xml:id="id26" draw:id="id26" draw:layer="layout" svg:width="2.54cm" svg:height="1.27cm" svg:x="7.35cm" svg:y="22.59cm">
          <text:p text:style-name="P5"><text:span text:style-name="T18">file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6" draw:text-style-name="P21" draw:layer="layout" svg:width="5.08cm" svg:height="1.275cm" svg:x="1cm" svg:y="1.001cm">
          <draw:text-box>
            <text:p text:style-name="P2"><text:span text:style-name="T19">Export – Pre &amp; Post</text:span></text:p>
            <text:p text:style-name="P2"><text:span text:style-name="T20">(Bottom-Up)</text:span></text:p>
          </draw:text-box>
        </draw:frame>
        <draw:frame draw:style-name="gr37" draw:text-style-name="P18" draw:layer="layout" svg:width="5.08cm" svg:height="1.27cm" svg:x="1cm" svg:y="25.13cm">
          <draw:text-box>
            <text:p><text:span text:style-name="T3">Which file? Which entry?</text:span></text:p>
            <text:p><text:span text:style-name="T3"/></text:p>
          </draw:text-box>
        </draw:frame>
        <draw:custom-shape draw:style-name="gr38" draw:text-style-name="P22" draw:layer="layout" svg:width="3.81cm" svg:height="1.905cm" svg:x="9.89cm" svg:y="9.89cm">
          <text:p text:style-name="P2"><text:span text:style-name="T3">Prepare for Ex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4" xml:id="id28" draw:id="id28" draw:layer="layout" svg:width="3.81cm" svg:height="1.27cm" svg:x="13.7cm" svg:y="22.59cm">
          <text:p text:style-name="P2"><text:span text:style-name="T3">Process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2" draw:layer="layout" svg:x1="6.715cm" svg:y1="23.225cm" svg:x2="7.35cm" svg:y2="23.225cm" draw:start-shape="id25" draw:start-glue-point="7" draw:end-shape="id26" draw:end-glue-point="5" svg:d="M6715 23225h635" svg:viewBox="0 0 636 1">
          <text:p/>
        </draw:connector>
        <draw:connector draw:style-name="gr40" draw:text-style-name="P2" draw:layer="layout" svg:x1="3.54cm" svg:y1="23.225cm" svg:x2="4.175cm" svg:y2="23.225cm" draw:start-shape="id27" draw:start-glue-point="7" draw:end-shape="id25" draw:end-glue-point="5" svg:d="M3540 23225h635" svg:viewBox="0 0 636 1">
          <text:p/>
        </draw:connector>
        <draw:custom-shape draw:style-name="gr39" draw:text-style-name="P4" xml:id="id29" draw:id="id29" draw:layer="layout" svg:width="3.81cm" svg:height="1.27cm" svg:x="13.7cm" svg:y="20.685cm">
          <text:p text:style-name="P2"><text:span text:style-name="T3">Load Recor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5.605cm" svg:y1="22.59cm" svg:x2="15.605cm" svg:y2="21.955cm" draw:start-shape="id28" draw:start-glue-point="4" draw:end-shape="id29" draw:end-glue-point="6" svg:d="M15605 22590v-635" svg:viewBox="0 0 1 636">
          <text:p/>
        </draw:connector>
        <draw:connector draw:style-name="gr40" draw:text-style-name="P2" draw:layer="layout" svg:x1="9.89cm" svg:y1="23.225cm" svg:x2="11.16cm" svg:y2="15.605cm" draw:start-shape="id26" draw:start-glue-point="7" draw:end-shape="id30" draw:end-glue-point="6" svg:d="M9890 23225h636v-7620h634" svg:viewBox="0 0 1271 7621">
          <text:p/>
        </draw:connector>
        <draw:connector draw:style-name="gr6" draw:text-style-name="P7" draw:layer="layout" svg:x1="15.605cm" svg:y1="20.685cm" svg:x2="15.605cm" svg:y2="20.05cm" draw:start-shape="id29" draw:start-glue-point="4" draw:end-shape="id31" draw:end-glue-point="6" svg:d="M15605 20685v-635" svg:viewBox="0 0 1 636">
          <text:p/>
        </draw:connector>
        <draw:custom-shape draw:style-name="gr39" draw:text-style-name="P4" xml:id="id31" draw:id="id31" draw:layer="layout" svg:width="3.81cm" svg:height="1.27cm" svg:x="13.7cm" svg:y="18.78cm">
          <text:p text:style-name="P2"><text:span text:style-name="T3">Populate Meta-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5.605cm" svg:y1="18.78cm" svg:x2="13.065cm" svg:y2="16.24cm" draw:start-shape="id31" draw:start-glue-point="4" draw:end-shape="id30" draw:end-glue-point="8" svg:d="M15605 18780v-1269h-2540v-1271" svg:viewBox="0 0 2541 2541">
          <text:p/>
        </draw:connector>
        <draw:custom-shape draw:style-name="gr39" draw:text-style-name="P4" xml:id="id32" draw:id="id32" draw:layer="layout" svg:width="3.81cm" svg:height="1.27cm" svg:x="13.7cm" svg:y="24.495cm">
          <text:p text:style-name="P2"><text:span text:style-name="T3">Process LBX Files (1+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5.605cm" svg:y1="24.495cm" svg:x2="15.605cm" svg:y2="23.86cm" draw:start-shape="id32" draw:start-glue-point="4" draw:end-shape="id28" draw:end-glue-point="6" svg:d="M15605 24495v-635" svg:viewBox="0 0 1 636">
          <text:p/>
        </draw:connector>
      </draw:page>
      <draw:page draw:name="page7" draw:style-name="dp1" draw:master-page-name="Default">
        <draw:custom-shape draw:style-name="gr41" draw:text-style-name="P2" draw:layer="layout" svg:width="3.81cm" svg:height="1.905cm" svg:x="8.874cm" svg:y="12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3" draw:layer="layout" svg:width="3.81cm" svg:height="1.905cm" svg:x="8.62cm" svg:y="1cm">
          <text:p text:style-name="P2"><text:span text:style-name="T4">Export</text:span></text:p>
          <text:p text:style-name="P2"><text:span text:style-name="T4">CSV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6" draw:layer="layout" svg:width="3.048cm" svg:height="2.54cm" svg:x="17.542cm" svg:y="6.08cm">
          <text:p text:style-name="P5"><text:span text:style-name="T5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3" draw:text-style-name="P6" draw:layer="layout" svg:width="3.048cm" svg:height="2.54cm" svg:x="17.51cm" svg:y="1cm">
          <text:p text:style-name="P5"><text:span text:style-name="T5">s_LBXMG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3" draw:text-style-name="P6" draw:layer="layout" svg:width="3.048cm" svg:height="2.54cm" svg:x="17.542cm" svg:y="3.54cm">
          <text:p text:style-name="P5"><text:span text:style-name="T5">s_FILE_NAM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4" draw:text-style-name="P6" draw:layer="layout" svg:width="3.048cm" svg:height="2.54cm" svg:x="5.572cm" svg:y="1cm">
          <text:p text:style-name="P5"><text:span text:style-name="T5">Array</text:span></text:p>
          <text:p text:style-name="P5"><text:span text:style-name="T5">s_LBX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3" draw:text-style-name="P6" draw:layer="layout" svg:width="3.048cm" svg:height="2.54cm" svg:x="16.24cm" svg:y="18.78cm">
          <text:p text:style-name="P5"><text:span text:style-name="T5">CSV:</text:span></text:p>
          <text:p text:style-name="P5"><text:span text:style-name="T5">LBX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3" draw:text-style-name="P6" draw:layer="layout" svg:width="3.048cm" svg:height="2.54cm" svg:x="16.24cm" svg:y="21.32cm">
          <text:p text:style-name="P5"><text:span text:style-name="T5">CSV:</text:span></text:p>
          <text:p text:style-name="P5"><text:span text:style-name="T5">LBX Record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5" draw:text-style-name="P11" draw:layer="layout" svg:width="5.08cm" svg:height="3.81cm" svg:x="14.97cm" svg:y="13.7cm">
          <draw:text-box>
            <text:p><text:span text:style-name="T4">Program State:</text:span></text:p>
            <text:p><text:span text:style-name="T3">Populated</text:span></text:p>
            <text:p><text:span text:style-name="T3">LBX Data Array { … }</text:span></text:p>
            <text:p><text:span text:style-name="T3">-All Files</text:span></text:p>
            <text:p><text:span text:style-name="T3">--All Records</text:span></text:p>
            <text:p><text:span text:style-name="T3">Data &amp; Meta-Data</text:span></text:p>
          </draw:text-box>
        </draw:frame>
        <draw:frame draw:style-name="gr46" draw:text-style-name="P18" draw:layer="layout" svg:width="5.08cm" svg:height="3.81cm" svg:x="2.27cm" svg:y="6.08cm">
          <draw:text-box>
            <text:p><text:span text:style-name="T4">CSV File Path</text:span></text:p>
            <text:p><text:span text:style-name="T3">LBX Directory Path</text:span></text:p>
            <text:p><text:span text:style-name="T3">…</text:span></text:p>
            <text:p><text:span text:style-name="T3">EXPORT</text:span></text:p>
            <text:p><text:span text:style-name="T3">…</text:span></text:p>
            <text:p><text:span text:style-name="T3">LBX_FILES.CSV</text:span></text:p>
            <text:p><text:span text:style-name="T3">LBX_RECORDS.CSV</text:span></text:p>
          </draw:text-box>
        </draw:frame>
        <draw:custom-shape draw:style-name="gr47" draw:text-style-name="P23" draw:layer="layout" svg:width="3.81cm" svg:height="1.905cm" svg:x="11.16cm" svg:y="3.54cm">
          <text:p text:style-name="P19"><text:span text:style-name="T3">Export</text:span></text:p>
          <text:p text:style-name="P2"><text:span text:style-name="T3">LBX Records CSV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4" draw:layer="layout" svg:width="3.81cm" svg:height="1.905cm" svg:x="6.08cm" svg:y="3.54cm">
          <text:p text:style-name="P2"><text:span text:style-name="T3">Export</text:span></text:p>
          <text:p text:style-name="P2"><text:span text:style-name="T3">LBX Files CSV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ExportFLICs_TD" draw:style-name="dp1" draw:master-page-name="Default">
        <draw:custom-shape draw:style-name="gr48" draw:text-style-name="P4" xml:id="id33" draw:id="id33" draw:layer="layout" svg:width="3.81cm" svg:height="1.905cm" svg:x="8.366cm" svg:y="7.858cm">
          <text:p text:style-name="P2"><text:span text:style-name="T6">¿</text:span><text:span text:style-name="T3">EXPORT_BM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9" draw:text-style-name="P2" xml:id="id34" draw:id="id34" draw:layer="layout" svg:width="3.81cm" svg:height="1.905cm" svg:x="8.874cm" svg:y="12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3" xml:id="id40" draw:id="id40" draw:layer="layout" svg:width="3.81cm" svg:height="1.905cm" svg:x="8.62cm" svg:y="1cm">
          <text:p text:style-name="P2"><text:span text:style-name="T4">Export</text:span></text:p>
          <text:p text:style-name="P2"><text:span text:style-name="T4">FLIC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1" draw:text-style-name="P7" draw:layer="layout" svg:x1="10.271cm" svg:y1="9.763cm" svg:x2="10.779cm" svg:y2="12.049cm" draw:start-shape="id33" draw:start-glue-point="6" draw:end-shape="id34" draw:end-glue-point="4" svg:d="M10271 9763v1143h508v1143" svg:viewBox="0 0 509 2287">
          <text:p/>
        </draw:connector>
        <draw:custom-shape draw:style-name="gr52" draw:text-style-name="P4" xml:id="id35" draw:id="id35" draw:layer="layout" svg:width="3.81cm" svg:height="1.905cm" svg:x="8.62cm" svg:y="22.209cm">
          <text:p text:style-name="P2"><text:span text:style-name="T3">Convert</text:span><text:span text:style-name="T3"><text:line-break/></text:span><text:span text:style-name="T3"> LBX_IMAGE</text:span><text:span text:style-name="T3"><text:line-break/></text:span><text:span text:style-name="T3"> to</text:span><text:span text:style-name="T3"><text:line-break/></text:span><text:span text:style-name="T3">MS_BMP_6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4" xml:id="id36" draw:id="id36" draw:layer="layout" svg:width="3.81cm" svg:height="1.905cm" svg:x="8.62cm" svg:y="24.876cm">
          <text:p text:style-name="P2"><text:span text:style-name="T3">Export</text:span></text:p>
          <text:p text:style-name="P2"><text:span text:style-name="T3">MS_BMP_6BPP</text:span></text:p>
          <text:p text:style-name="P2"><text:span text:style-name="T3">to</text:span></text:p>
          <text:p text:style-name="P2"><text:span text:style-name="T3">&lt;record_name&gt;.B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7" draw:layer="layout" svg:x1="10.525cm" svg:y1="24.114cm" svg:x2="10.525cm" svg:y2="24.876cm" draw:start-shape="id35" draw:start-glue-point="6" draw:end-shape="id36" draw:end-glue-point="4" svg:d="M10525 24114v762" svg:viewBox="0 0 1 763">
          <text:p/>
        </draw:connector>
        <draw:custom-shape draw:style-name="gr52" draw:text-style-name="P4" xml:id="id38" draw:id="id38" draw:layer="layout" svg:width="3.81cm" svg:height="1.905cm" svg:x="8.62cm" svg:y="19.669cm">
          <text:p text:style-name="P2"><text:span text:style-name="T3">Load</text:span><text:span text:style-name="T3"><text:line-break/></text:span><text:span text:style-name="T3"> LBX_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4" xml:id="id39" draw:id="id39" draw:layer="layout" svg:width="3.81cm" svg:height="1.905cm" svg:x="10.779cm" svg:y="16.875cm">
          <text:p text:style-name="P2"><text:span text:style-name="T3">Build</text:span></text:p>
          <text:p text:style-name="P2"><text:span text:style-name="T3">MS_BMP_6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4" xml:id="id37" draw:id="id37" draw:layer="layout" svg:width="3.81cm" svg:height="1.905cm" svg:x="6.334cm" svg:y="16.875cm">
          <text:p text:style-name="P2"><text:span text:style-name="T3">Build</text:span><text:span text:style-name="T3"><text:line-break/></text:span><text:span text:style-name="T3"> LBX_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7" draw:layer="layout" draw:type="curve" svg:x1="8.239cm" svg:y1="18.78cm" svg:x2="10.525cm" svg:y2="19.669cm" draw:start-shape="id37" draw:start-glue-point="6" draw:end-shape="id38" draw:end-glue-point="4" svg:d="M8239 18780c0 666 2286 222 2286 889" svg:viewBox="0 0 2287 890">
          <text:p/>
        </draw:connector>
        <draw:connector draw:style-name="gr51" draw:text-style-name="P7" draw:layer="layout" draw:type="curve" svg:x1="12.684cm" svg:y1="18.78cm" svg:x2="10.525cm" svg:y2="19.669cm" draw:start-shape="id39" draw:start-glue-point="6" draw:end-shape="id38" draw:end-glue-point="4" svg:d="M12684 18780c0 666-2159 222-2159 889" svg:viewBox="0 0 2160 890">
          <text:p/>
        </draw:connector>
        <draw:connector draw:style-name="gr51" draw:text-style-name="P7" draw:layer="layout" draw:type="curve" svg:x1="10.779cm" svg:y1="13.954cm" svg:x2="8.239cm" svg:y2="16.875cm" draw:start-shape="id34" draw:start-glue-point="6" draw:end-shape="id37" draw:end-glue-point="4" svg:d="M10779 13954c0 2190-2540 730-2540 2921" svg:viewBox="0 0 2541 2922">
          <text:p/>
        </draw:connector>
        <draw:connector draw:style-name="gr51" draw:text-style-name="P7" draw:layer="layout" draw:type="curve" svg:x1="10.779cm" svg:y1="13.954cm" svg:x2="12.684cm" svg:y2="16.875cm" draw:start-shape="id34" draw:start-glue-point="6" draw:end-shape="id39" svg:d="M10779 13954c0 2190 1905 730 1905 2921" svg:viewBox="0 0 1906 2922">
          <text:p/>
        </draw:connector>
        <draw:custom-shape draw:style-name="gr52" draw:text-style-name="P4" draw:layer="layout" svg:width="3.81cm" svg:height="1.905cm" svg:x="12.43cm" svg:y="3.54cm">
          <text:p text:style-name="P2"><text:span text:style-name="T3">Load LBX Record</text:span></text:p>
          <text:p text:style-name="P2"><text:span text:style-name="T3">As LBX_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4" draw:layer="layout" svg:width="3.81cm" svg:height="1.905cm" svg:x="12.557cm" svg:y="10.017cm">
          <text:p text:style-name="P2"><text:span text:style-name="T6">¿RECORD_TYPE_IMAGE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2" draw:text-style-name="P4" draw:layer="layout" svg:width="3.81cm" svg:height="1.905cm" svg:x="12.43cm" svg:y="1cm">
          <text:p text:style-name="P2"><text:span text:style-name="T3">Process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6" draw:layer="layout" svg:width="3.048cm" svg:height="2.54cm" svg:x="17.542cm" svg:y="6.08cm">
          <text:p text:style-name="P5"><text:span text:style-name="T5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6" draw:layer="layout" svg:width="3.048cm" svg:height="2.54cm" svg:x="17.51cm" svg:y="1cm">
          <text:p text:style-name="P5"><text:span text:style-name="T5">s_LBXMG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6" draw:layer="layout" svg:width="3.048cm" svg:height="2.54cm" svg:x="17.542cm" svg:y="3.54cm">
          <text:p text:style-name="P5"><text:span text:style-name="T5">s_FILE_NAM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6" draw:layer="layout" svg:width="3.048cm" svg:height="2.54cm" svg:x="5.572cm" svg:y="1cm">
          <text:p text:style-name="P5"><text:span text:style-name="T5">Array</text:span></text:p>
          <text:p text:style-name="P5"><text:span text:style-name="T5">s_LBX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5" draw:text-style-name="P15" draw:layer="layout" svg:width="3.048cm" svg:height="2.54cm" svg:x="13.192cm" svg:y="5.445cm">
          <text:p text:style-name="P5"><text:span text:style-name="T5">LBX_IMAGE</text:span></text:p>
          <text:p text:style-name="P5"><text:span text:style-name="T5">Image Header</text:span></text:p>
          <text:p text:style-name="P5"><text:span text:style-name="T5">Palette Header</text:span></text:p>
          <text:p text:style-name="P5"><text:span text:style-name="T5">Palette Data</text:span></text:p>
          <text:p text:style-name="P5"><text:span text:style-name="T5">Image 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8" draw:text-style-name="P4" draw:layer="layout" svg:width="3.81cm" svg:height="1.905cm" svg:x="10.525cm" svg:y="8.874cm">
          <text:p text:style-name="P2"><text:span text:style-name="T6">¿</text:span><text:span text:style-name="T3">EXPORT_IMAG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6" draw:text-style-name="P24" draw:layer="layout" svg:width="3.81cm" svg:height="1.905cm" svg:x="1cm" svg:y="7.35cm">
          <text:p text:style-name="P2"><text:span text:style-name="T3">get_record_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5" draw:layer="layout" svg:width="3.048cm" svg:height="2.54cm" svg:x="1cm" svg:y="11.16cm">
          <text:p text:style-name="P5"><text:span text:style-name="T5">file_path</text:span></text:p>
          <text:p text:style-name="P5"><text:span text:style-name="T5">directory_path</text:span></text:p>
          <text:p text:style-name="P5"><text:span text:style-name="T5">file_name</text:span></text:p>
          <text:p text:style-name="P5"><text:span text:style-name="T5">file_name_base</text:span></text:p>
          <text:p text:style-name="P5"><text:span text:style-name="T5">entry_number</text:span></text:p>
          <text:p text:style-name="P5"><text:span text:style-name="T5">record_file_name_base</text:span></text:p>
          <text:p text:style-name="P5"><text:span text:style-name="T5">record_file_name_extension_bmp</text:span></text:p>
          <text:p text:style-name="P5"><text:span text:style-name="T5">record_file_name_bmp</text:span></text:p>
          <text:p text:style-name="P5"><text:span text:style-name="T5">export_directory_path_bmp</text:span></text:p>
          <text:p text:style-name="P5"><text:span text:style-name="T5">export_file_path_bmp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6" draw:text-style-name="P24" draw:layer="layout" svg:width="3.81cm" svg:height="1.905cm" svg:x="1cm" svg:y="9.255cm">
          <text:p text:style-name="P2"><text:span text:style-name="T3">get_record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2" xml:id="id41" draw:id="id41" draw:layer="layout" svg:width="1.905cm" svg:height="1.905cm" svg:x="9.636cm" svg:y="4.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" draw:text-style-name="P7" draw:layer="layout" svg:x1="10.525cm" svg:y1="2.905cm" svg:x2="10.589cm" svg:y2="4.81cm" draw:start-shape="id40" draw:start-glue-point="8" draw:end-shape="id41" draw:end-glue-point="4" svg:d="M10525 2905v952h64v953" svg:viewBox="0 0 65 1906">
          <text:p/>
        </draw:connector>
      </draw:page>
      <draw:page draw:name="ExportFLICs_BU" draw:style-name="dp1" draw:master-page-name="Default">
        <draw:custom-shape draw:style-name="gr59" draw:text-style-name="P10" draw:layer="layout" svg:width="3.81cm" svg:height="1.905cm" svg:x="16.24cm" svg:y="22.59cm">
          <text:p text:style-name="P2"><text:span text:style-name="T21">¿</text:span><text:span text:style-name="T12">EXPORT_BM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26" draw:layer="layout" svg:width="3.81cm" svg:height="1.905cm" svg:x="8.62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27" draw:layer="layout" svg:width="3.81cm" svg:height="1.905cm" svg:x="16.24cm" svg:y="24.495cm">
          <text:p text:style-name="P2"><text:span text:style-name="T22">Export</text:span></text:p>
          <text:p text:style-name="P2"><text:span text:style-name="T22">FLIC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2" draw:text-style-name="P10" draw:layer="layout" svg:width="3.81cm" svg:height="1.27cm" svg:x="8.62cm" svg:y="4.81cm">
          <text:p text:style-name="P2"><text:span text:style-name="T12">Convert</text:span><text:span text:style-name="T12"><text:line-break/></text:span><text:span text:style-name="T12"> LBX_IMAGE <text:s/>to MS_BMP_6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0" draw:layer="layout" svg:width="3.81cm" svg:height="1.27cm" svg:x="8.62cm" svg:y="1.635cm">
          <text:p text:style-name="P2"><text:span text:style-name="T12">Export</text:span></text:p>
          <text:p text:style-name="P2"><text:span text:style-name="T12">MS_BMP_6BPP to &lt;record_name&gt;.B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0" draw:layer="layout" svg:width="3.81cm" svg:height="1.27cm" svg:x="8.62cm" svg:y="6.715cm">
          <text:p text:style-name="P2"><text:span text:style-name="T12">Load</text:span><text:span text:style-name="T12"><text:line-break/></text:span><text:span text:style-name="T12"> LBX_FL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0" draw:layer="layout" svg:width="3.81cm" svg:height="1.27cm" svg:x="11.16cm" svg:y="8.62cm">
          <text:p text:style-name="P2"><text:span text:style-name="T12">Build</text:span></text:p>
          <text:p text:style-name="P2"><text:span text:style-name="T12">MS_BMP_6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0" draw:layer="layout" svg:width="3.81cm" svg:height="1.27cm" svg:x="6.08cm" svg:y="8.62cm">
          <text:p text:style-name="P2"><text:span text:style-name="T12">Build</text:span><text:span text:style-name="T12"><text:line-break/></text:span><text:span text:style-name="T12"> LBX_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0" draw:layer="layout" svg:width="3.81cm" svg:height="1.27cm" svg:x="13.7cm" svg:y="6.08cm">
          <text:p text:style-name="P2"><text:span text:style-name="T12">Load LBX Record</text:span></text:p>
          <text:p text:style-name="P2"><text:span text:style-name="T12">As LBX_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0" draw:layer="layout" svg:width="3.81cm" svg:height="1.905cm" svg:x="15.605cm" svg:y="9.89cm">
          <text:p text:style-name="P2"><text:span text:style-name="T21">¿RECORD_TYPE_IMAGE</text:span><text:span text:style-name="T1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3" draw:text-style-name="P10" draw:layer="layout" svg:width="3.81cm" svg:height="1.905cm" svg:x="3.921cm" svg:y="18.78cm">
          <text:p text:style-name="P2"><text:span text:style-name="T12">Process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8" draw:layer="layout" svg:width="3.048cm" svg:height="2.54cm" svg:x="9.033cm" svg:y="23.86cm">
          <text:p text:style-name="P5"><text:span text:style-name="T23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28" draw:layer="layout" svg:width="3.048cm" svg:height="2.54cm" svg:x="9.001cm" svg:y="18.78cm">
          <text:p text:style-name="P5"><text:span text:style-name="T23">s_LBXMG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28" draw:layer="layout" svg:width="3.048cm" svg:height="2.54cm" svg:x="9.033cm" svg:y="21.32cm">
          <text:p text:style-name="P5"><text:span text:style-name="T23">s_FILE_NAM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5" draw:text-style-name="P28" draw:layer="layout" svg:width="3.048cm" svg:height="2.54cm" svg:x="13.192cm" svg:y="24.4cm">
          <text:p text:style-name="P5"><text:span text:style-name="T23">Array</text:span></text:p>
          <text:p text:style-name="P5"><text:span text:style-name="T23">s_LBX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6" draw:text-style-name="P29" draw:layer="layout" svg:width="3.048cm" svg:height="2.54cm" svg:x="4.683cm" svg:y="23.225cm">
          <text:p text:style-name="P5"><text:span text:style-name="T23">LBX_IMAGE</text:span></text:p>
          <text:p text:style-name="P5"><text:span text:style-name="T23">Image Header</text:span></text:p>
          <text:p text:style-name="P5"><text:span text:style-name="T23">Palette Header</text:span></text:p>
          <text:p text:style-name="P5"><text:span text:style-name="T23">Palette Data</text:span></text:p>
          <text:p text:style-name="P5"><text:span text:style-name="T23">Image 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9" draw:text-style-name="P10" draw:layer="layout" svg:width="3.81cm" svg:height="1.905cm" svg:x="14.208cm" svg:y="21.447cm">
          <text:p text:style-name="P2"><text:span text:style-name="T21">¿</text:span><text:span text:style-name="T12">EXPORT_IMAG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7" draw:text-style-name="P30" draw:layer="layout" svg:width="2.54cm" svg:height="1.27cm" svg:x="17.51cm" svg:y="11.795cm">
          <text:p text:style-name="P2"><text:span text:style-name="T12">get_record_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30" draw:layer="layout" svg:width="2.54cm" svg:height="1.27cm" svg:x="17.51cm" svg:y="7.35cm">
          <text:p text:style-name="P2"><text:span text:style-name="T12">get_record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26" draw:layer="layout" svg:width="1.27cm" svg:height="1.27cm" svg:x="9.89cm" svg:y="11.1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9" draw:text-style-name="P31" draw:layer="layout" svg:width="2.54cm" svg:height="1.27cm" svg:x="15.605cm" svg:y="1cm">
          <text:p text:style-name="P5"><text:span text:style-name="T23">export_file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6" draw:text-style-name="P21" draw:layer="layout" svg:width="5.08cm" svg:height="1.275cm" svg:x="1cm" svg:y="1cm">
          <draw:text-box>
            <text:p text:style-name="P2"><text:span text:style-name="T19">Export BMP</text:span></text:p>
            <text:p text:style-name="P2"><text:span text:style-name="T20">(Bottom-Up)</text:span></text:p>
          </draw:text-box>
        </draw:frame>
        <draw:custom-shape draw:style-name="gr62" draw:text-style-name="P10" draw:layer="layout" svg:width="3.81cm" svg:height="1.27cm" svg:x="8.62cm" svg:y="3.159cm">
          <text:p text:style-name="P2"><text:span text:style-name="T12">Rearrange imag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ExportNamesPaths" draw:style-name="dp1" draw:master-page-name="Default">
        <draw:custom-shape draw:style-name="gr70" draw:text-style-name="P32" draw:layer="layout" svg:width="3.81cm" svg:height="1.905cm" svg:x="16.24cm" svg:y="24.495cm">
          <text:p text:style-name="P2"><text:span text:style-name="T24">Export</text:span></text:p>
          <text:p text:style-name="P2"><text:span text:style-name="T24">&lt; … &g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1" draw:text-style-name="P33" draw:layer="layout" svg:width="2.54cm" svg:height="1.27cm" svg:x="1cm" svg:y="24.368cm">
          <text:p text:style-name="P2"><text:span text:style-name="T25">get_record_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34" draw:layer="layout" svg:width="3.048cm" svg:height="2.54cm" svg:x="1cm" svg:y="1cm">
          <text:p text:style-name="P5"><text:span text:style-name="T18">file_path</text:span></text:p>
          <text:p text:style-name="P5"><text:span text:style-name="T18">directory_path</text:span></text:p>
          <text:p text:style-name="P5"><text:span text:style-name="T18">file_name</text:span></text:p>
          <text:p text:style-name="P5"><text:span text:style-name="T18">file_name_base</text:span></text:p>
          <text:p text:style-name="P5"><text:span text:style-name="T18">entry_number</text:span></text:p>
          <text:p text:style-name="P5"><text:span text:style-name="T18">record_file_name_base</text:span></text:p>
          <text:p text:style-name="P5"><text:span text:style-name="T18">record_file_name_extension_bmp</text:span></text:p>
          <text:p text:style-name="P5"><text:span text:style-name="T18">record_file_name_bmp</text:span></text:p>
          <text:p text:style-name="P5"><text:span text:style-name="T18">export_directory_path_bmp</text:span></text:p>
          <text:p text:style-name="P5"><text:span text:style-name="T18">export_file_path_bmp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1" draw:text-style-name="P33" draw:layer="layout" svg:width="2.54cm" svg:height="1.27cm" svg:x="1cm" svg:y="25.638cm">
          <text:p text:style-name="P2"><text:span text:style-name="T25">get_record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34" xml:id="id42" draw:id="id42" draw:layer="layout" svg:width="2.54cm" svg:height="1.27cm" svg:x="7.35cm" svg:y="22.59cm">
          <text:p text:style-name="P5"><text:span text:style-name="T18">file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44" draw:id="id44" draw:layer="layout" svg:width="2.54cm" svg:height="1.27cm" svg:x="9.255cm" svg:y="20.05cm">
          <text:p text:style-name="P5"><text:span text:style-name="T18">file_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45" draw:id="id45" draw:layer="layout" svg:width="2.54cm" svg:height="1.27cm" svg:x="11.16cm" svg:y="17.51cm">
          <text:p text:style-name="P5"><text:span text:style-name="T18">file_name_ba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50" draw:id="id50" draw:layer="layout" svg:width="2.54cm" svg:height="1.27cm" svg:x="16.24cm" svg:y="14.335cm">
          <text:p text:style-name="P5"><text:span text:style-name="T18">entry_inde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43" draw:id="id43" draw:layer="layout" svg:width="2.54cm" svg:height="1.27cm" svg:x="5.445cm" svg:y="20.05cm">
          <text:p text:style-name="P5"><text:span text:style-name="T18">directory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46" draw:id="id46" draw:layer="layout" svg:width="2.54cm" svg:height="1.27cm" svg:x="3.54cm" svg:y="17.51cm">
          <text:p text:style-name="P5"><text:span text:style-name="T18">export_directory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4" draw:text-style-name="P35" draw:layer="layout" svg:x1="8.62cm" svg:y1="22.59cm" svg:x2="6.715cm" svg:y2="21.245cm" draw:start-shape="id42" draw:start-glue-point="4" draw:end-shape="id43" draw:end-glue-point="6" svg:d="M8620 22590v-634h-1905v-711" svg:viewBox="0 0 1906 1346">
          <text:p/>
        </draw:connector>
        <draw:connector draw:style-name="gr74" draw:text-style-name="P35" draw:layer="layout" svg:x1="8.62cm" svg:y1="22.59cm" svg:x2="10.525cm" svg:y2="21.245cm" draw:start-shape="id42" draw:start-glue-point="4" draw:end-shape="id44" draw:end-glue-point="6" svg:d="M8620 22590v-634h1905v-711" svg:viewBox="0 0 1906 1346">
          <text:p/>
        </draw:connector>
        <draw:connector draw:style-name="gr74" draw:text-style-name="P35" draw:layer="layout" svg:x1="10.525cm" svg:y1="20.05cm" svg:x2="12.43cm" svg:y2="18.705cm" draw:start-shape="id44" draw:start-glue-point="4" draw:end-shape="id45" draw:end-glue-point="6" svg:d="M10525 20050v-634h1905v-711" svg:viewBox="0 0 1906 1346">
          <text:p/>
        </draw:connector>
        <draw:custom-shape draw:style-name="gr75" draw:text-style-name="P36" xml:id="id47" draw:id="id47" draw:layer="layout" svg:width="2.54cm" svg:height="1.27cm" svg:x="1.635cm" svg:y="20.304cm">
          <text:p text:style-name="P5"><text:span text:style-name="T26">EXPORT</text:span></text:p>
          <text:p text:style-name="P5"><text:span text:style-name="T26">_DIRECTORY</text:span></text:p>
          <text:p text:style-name="P5"><text:span text:style-name="T26">_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4" draw:text-style-name="P35" draw:layer="layout" svg:x1="6.715cm" svg:y1="20.05cm" svg:x2="4.81cm" svg:y2="18.705cm" draw:start-shape="id43" draw:start-glue-point="4" draw:end-shape="id46" draw:end-glue-point="6" svg:d="M6715 20050v-634h-1905v-711" svg:viewBox="0 0 1906 1346">
          <text:p/>
        </draw:connector>
        <draw:connector draw:style-name="gr74" draw:text-style-name="P35" draw:layer="layout" svg:x1="2.905cm" svg:y1="20.304cm" svg:x2="4.81cm" svg:y2="18.705cm" draw:start-shape="id47" draw:start-glue-point="4" draw:end-shape="id46" draw:end-glue-point="6" svg:d="M2905 20304v-761h1905v-838" svg:viewBox="0 0 1906 1600">
          <text:p/>
        </draw:connector>
        <draw:custom-shape draw:style-name="gr73" draw:text-style-name="P34" xml:id="id49" draw:id="id49" draw:layer="layout" svg:width="2.54cm" svg:height="1.27cm" svg:x="9.89cm" svg:y="7.35cm">
          <text:p text:style-name="P5"><text:span text:style-name="T18">export_file_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51" draw:id="id51" draw:layer="layout" svg:width="2.54cm" svg:height="1.27cm" svg:x="16.24cm" svg:y="12.43cm">
          <text:p text:style-name="P5"><text:span text:style-name="T18">entry_index_string_padde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48" draw:id="id48" draw:layer="layout" svg:width="2.54cm" svg:height="1.27cm" svg:x="7.35cm" svg:y="4.81cm">
          <text:p text:style-name="P5"><text:span text:style-name="T18">export_file_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4" draw:text-style-name="P35" draw:layer="layout" svg:x1="4.81cm" svg:y1="17.51cm" svg:x2="8.62cm" svg:y2="6.005cm" draw:start-shape="id46" draw:start-glue-point="4" draw:end-shape="id48" draw:end-glue-point="6" svg:d="M4810 17510v-5714h3810v-5791" svg:viewBox="0 0 3811 11506">
          <text:p/>
        </draw:connector>
        <draw:connector draw:style-name="gr74" draw:text-style-name="P35" draw:layer="layout" svg:x1="11.16cm" svg:y1="7.35cm" svg:x2="8.62cm" svg:y2="6.005cm" draw:start-shape="id49" draw:start-glue-point="4" draw:end-shape="id48" draw:end-glue-point="6" svg:d="M11160 7350v-634h-2540v-711" svg:viewBox="0 0 2541 1346">
          <text:p/>
        </draw:connector>
        <draw:connector draw:style-name="gr76" draw:text-style-name="P35" draw:layer="layout" svg:x1="17.51cm" svg:y1="14.335cm" svg:x2="17.51cm" svg:y2="13.625cm" draw:start-shape="id50" draw:start-glue-point="4" draw:end-shape="id51" draw:end-glue-point="6" svg:d="M17510 14335v-710" svg:viewBox="0 0 1 711">
          <text:p/>
        </draw:connector>
        <draw:custom-shape draw:style-name="gr73" draw:text-style-name="P34" xml:id="id52" draw:id="id52" draw:layer="layout" svg:width="2.54cm" svg:height="1.27cm" svg:x="11.16cm" svg:y="9.89cm">
          <text:p text:style-name="P5"><text:span text:style-name="T18">record_file_name_ba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6" draw:text-style-name="P35" draw:layer="layout" svg:x1="12.43cm" svg:y1="17.51cm" svg:x2="12.43cm" svg:y2="11.085cm" draw:start-shape="id45" draw:start-glue-point="4" draw:end-shape="id52" draw:end-glue-point="6" svg:d="M12430 17510v-6425" svg:viewBox="0 0 1 6426">
          <text:p/>
        </draw:connector>
        <draw:connector draw:style-name="gr76" draw:text-style-name="P35" draw:layer="layout" svg:x1="17.51cm" svg:y1="12.43cm" svg:x2="12.43cm" svg:y2="11.085cm" draw:start-shape="id51" draw:start-glue-point="4" draw:end-shape="id52" draw:end-glue-point="6" svg:d="M17510 12430v-634h-5080v-711" svg:viewBox="0 0 5081 1346">
          <text:p/>
        </draw:connector>
        <draw:connector draw:style-name="gr76" draw:text-style-name="P35" draw:layer="layout" svg:x1="12.43cm" svg:y1="9.89cm" svg:x2="11.16cm" svg:y2="8.545cm" draw:start-shape="id52" draw:start-glue-point="4" draw:end-shape="id49" draw:end-glue-point="6" svg:d="M12430 9890v-634h-1270v-711" svg:viewBox="0 0 1271 1346">
          <text:p/>
        </draw:connector>
        <draw:custom-shape draw:style-name="gr73" draw:text-style-name="P34" xml:id="id53" draw:id="id53" draw:layer="layout" svg:width="2.54cm" svg:height="1.27cm" svg:x="16.24cm" svg:y="16.24cm">
          <text:p text:style-name="P5"><text:span text:style-name="T18">itr_entry_inde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6" draw:text-style-name="P35" draw:layer="layout" svg:x1="17.51cm" svg:y1="16.24cm" svg:x2="17.51cm" svg:y2="15.53cm" draw:start-shape="id53" draw:start-glue-point="4" draw:end-shape="id50" draw:end-glue-point="6" svg:d="M17510 16240v-710" svg:viewBox="0 0 1 711">
          <text:p/>
        </draw:connector>
        <draw:custom-shape draw:style-name="gr73" draw:text-style-name="P34" xml:id="id54" draw:id="id54" draw:layer="layout" svg:width="2.54cm" svg:height="1.27cm" svg:x="14.97cm" svg:y="9.636cm">
          <text:p text:style-name="P5"><text:span text:style-name="T18">record_file_name_extens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6" draw:text-style-name="P7" draw:layer="layout" svg:x1="16.24cm" svg:y1="9.636cm" svg:x2="11.16cm" svg:y2="8.545cm" draw:start-shape="id54" draw:start-glue-point="4" draw:end-shape="id49" draw:end-glue-point="6" svg:d="M16240 9636v-507h-5080v-584" svg:viewBox="0 0 5081 1092">
          <text:p/>
        </draw:connector>
        <draw:custom-shape draw:style-name="gr73" draw:text-style-name="P34" draw:layer="layout" svg:width="2.54cm" svg:height="1.27cm" svg:x="16.748cm" svg:y="1.508cm">
          <text:p text:style-name="P37"><text:span text:style-name="T18">record_file_name_extension_b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38" draw:layer="layout" svg:width="2.54cm" svg:height="1.27cm" svg:x="16.748cm" svg:y="2.778cm">
          <text:p text:style-name="P37"><text:span text:style-name="T18">record_file_name_b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38" draw:layer="layout" svg:width="2.54cm" svg:height="1.27cm" svg:x="16.748cm" svg:y="4.048cm">
          <text:p text:style-name="P5"><text:span text:style-name="T18">export_directory_path_b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38" draw:layer="layout" svg:width="2.54cm" svg:height="1.27cm" svg:x="16.748cm" svg:y="5.318cm">
          <text:p text:style-name="P37"><text:span text:style-name="T18">export_file_path_b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5" draw:text-style-name="P36" draw:layer="layout" svg:width="2.54cm" svg:height="1.27cm" svg:x="16.748cm" svg:y="6.588cm">
          <text:p text:style-name="P5"><text:span text:style-name="T26">EXPORT</text:span></text:p>
          <text:p text:style-name="P5"><text:span text:style-name="T26">_FILE</text:span></text:p>
          <text:p text:style-name="P5"><text:span text:style-name="T26">_NAME</text:span></text:p>
          <text:p text:style-name="P5"><text:span text:style-name="T26">_EXTENSION</text:span></text:p>
          <text:p text:style-name="P5"><text:span text:style-name="T26">_B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34" xml:id="id55" draw:id="id55" draw:layer="layout" svg:width="2.54cm" svg:height="1.27cm" svg:x="13.7cm" svg:y="18.78cm">
          <text:p text:style-name="P5"><text:span text:style-name="T18">file_name_extens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4" draw:text-style-name="P35" draw:layer="layout" svg:x1="10.525cm" svg:y1="20.05cm" svg:x2="14.97cm" svg:y2="19.975cm" draw:start-shape="id44" draw:start-glue-point="4" draw:end-shape="id55" draw:end-glue-point="6" svg:d="M10525 20050v-501h2223v1003h2222v-577" svg:viewBox="0 0 4446 1004">
          <text:p/>
        </draw:connector>
      </draw:page>
      <draw:page draw:name="MenuMode" draw:style-name="dp1" draw:master-page-name="Default">
        <draw:custom-shape draw:style-name="gr80" draw:text-style-name="P4" xml:id="id56" draw:id="id56" draw:layer="layout" svg:width="3.81cm" svg:height="1.905cm" svg:x="8.62cm" svg:y="8.62cm">
          <text:p text:style-name="P2"><text:span text:style-name="T11">¿ Selected File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1" draw:text-style-name="P2" xml:id="id57" draw:id="id57" draw:layer="layout" svg:width="3.81cm" svg:height="1.905cm" svg:x="8.62cm" svg:y="11.922cm">
          <text:p text:style-name="P2"><text:span text:style-name="T3">Process L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3" draw:layer="layout" svg:width="3.81cm" svg:height="1.905cm" svg:x="8.62cm" svg:y="1cm">
          <text:p text:style-name="P2"><text:span text:style-name="T4">Menu M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3" draw:text-style-name="P7" draw:layer="layout" svg:x1="10.525cm" svg:y1="10.525cm" svg:x2="10.525cm" svg:y2="11.922cm" draw:start-shape="id56" draw:start-glue-point="6" draw:end-shape="id57" draw:end-glue-point="4" svg:d="M10525 10525v1397" svg:viewBox="0 0 1 1398">
          <text:p/>
        </draw:connector>
        <draw:custom-shape draw:style-name="gr81" draw:text-style-name="P4" draw:layer="layout" svg:width="3.81cm" svg:height="1.905cm" svg:x="8.62cm" svg:y="6.08cm">
          <text:p text:style-name="P2"><text:span text:style-name="T3">Selec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4" draw:layer="layout" svg:width="3.81cm" svg:height="1.905cm" svg:x="8.62cm" svg:y="14.97cm">
          <text:p text:style-name="P2"><text:span text:style-name="T3">Display Entry 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4" draw:text-style-name="P11" draw:layer="layout" svg:width="5.08cm" svg:height="3.81cm" svg:x="12.43cm" svg:y="11.922cm">
          <draw:text-box>
            <text:p><text:span text:style-name="T13">Program State:</text:span></text:p>
            <text:p><text:span text:style-name="T14">Populated</text:span></text:p>
            <text:p><text:span text:style-name="T14">LBX Data Array { … }</text:span></text:p>
            <text:p><text:span text:style-name="T14">All Files, All Records</text:span></text:p>
            <text:p><text:span text:style-name="T14">Data &amp; Meta-Data</text:span></text:p>
          </draw:text-box>
        </draw:frame>
      </draw:page>
      <draw:page draw:name="LoadPalette" draw:style-name="dp1" draw:master-page-name="Default">
        <draw:custom-shape draw:style-name="gr85" draw:text-style-name="P4" xml:id="id58" draw:id="id58" draw:layer="layout" svg:width="3.81cm" svg:height="1.905cm" svg:x="11.16cm" svg:y="17.002cm">
          <text:p text:style-name="P2"><text:span text:style-name="T11">¿ Selected File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6" draw:text-style-name="P2" xml:id="id59" draw:id="id59" draw:layer="layout" svg:width="3.81cm" svg:height="1.905cm" svg:x="11.16cm" svg:y="20.05cm">
          <text:p text:style-name="P2"><text:span text:style-name="T3">Process L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3" draw:layer="layout" svg:width="6.35cm" svg:height="2.54cm" svg:x="7.35cm" svg:y="1cm">
          <text:p text:style-name="P2"><text:span text:style-name="T4">Load Palet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8" draw:text-style-name="P7" draw:layer="layout" svg:x1="13.065cm" svg:y1="18.907cm" svg:x2="13.065cm" svg:y2="20.05cm" draw:start-shape="id58" draw:start-glue-point="6" draw:end-shape="id59" draw:end-glue-point="4" svg:d="M13065 18907v1143" svg:viewBox="0 0 1 1144">
          <text:p/>
        </draw:connector>
        <draw:custom-shape draw:style-name="gr89" draw:text-style-name="P10" draw:layer="layout" svg:width="3.81cm" svg:height="1.27cm" svg:x="8.62cm" svg:y="4.81cm">
          <text:p text:style-name="P2"><text:span text:style-name="T12">Load Palette By Numb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10" draw:layer="layout" svg:width="3.81cm" svg:height="1.27cm" svg:x="8.62cm" svg:y="7.35cm">
          <text:p text:style-name="P2"><text:span text:style-name="T12">Load LBX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0" draw:text-style-name="P11" draw:layer="layout" svg:width="5.08cm" svg:height="3.81cm" svg:x="14.97cm" svg:y="20.05cm">
          <draw:text-box>
            <text:p><text:span text:style-name="T13">Program State:</text:span></text:p>
            <text:p><text:span text:style-name="T14">Populated</text:span></text:p>
            <text:p><text:span text:style-name="T14">LBX Data Array { … }</text:span></text:p>
            <text:p><text:span text:style-name="T14">All Files, All Records</text:span></text:p>
            <text:p><text:span text:style-name="T14">Data &amp; Meta-Data</text:span></text:p>
          </draw:text-box>
        </draw:frame>
        <draw:custom-shape draw:style-name="gr91" draw:text-style-name="P39" draw:layer="layout" svg:width="3.048cm" svg:height="1.269cm" svg:x="13.7cm" svg:y="4.811cm">
          <text:p text:style-name="P5"><text:span text:style-name="T27">palette_number</text:span></text:p>
          <text:p text:style-name="P5"><text:span text:style-name="T27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1" draw:text-style-name="P39" draw:layer="layout" svg:width="3.048cm" svg:height="1.269cm" svg:x="13.7cm" svg:y="3.54cm">
          <text:p text:style-name="P5"><text:span text:style-name="T27">? = “FONTS.LBX”</text:span></text:p>
          <text:p text:style-name="P5"><text:span text:style-name="T27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1" draw:text-style-name="P39" draw:layer="layout" svg:width="3.048cm" svg:height="1.269cm" svg:x="13.7cm" svg:y="6.08cm">
          <text:p text:style-name="P5"><text:span text:style-name="T27">entry_index =</text:span></text:p>
          <text:p text:style-name="P5"><text:span text:style-name="T27">palette_number+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2" draw:text-style-name="P30" draw:layer="layout" svg:width="2.54cm" svg:height="0.635cm" svg:x="12.43cm" svg:y="8.62cm">
          <text:p text:style-name="P2"><text:span text:style-name="T12">get_record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10" draw:layer="layout" svg:width="3.81cm" svg:height="1.27cm" svg:x="8.62cm" svg:y="9.89cm">
          <text:p text:style-name="P2"><text:span text:style-name="T12">Shift Color-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5" draw:layer="layout" svg:width="3.048cm" svg:height="2.54cm" svg:x="1cm" svg:y="12.43cm">
          <text:p text:style-name="P5"><text:span text:style-name="T5">FLIC Lib:</text:span></text:p>
          <text:p text:style-name="P5"><text:span text:style-name="T5">---------</text:span></text:p>
          <text:p text:style-name="P5"><text:span text:style-name="T5">COL – Old</text:span></text:p>
          <text:p text:style-name="P5"><text:span text:style-name="T5">PAL</text:span></text:p>
          <text:p text:style-name="P5"><text:span text:style-name="T5">COL - New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9" draw:text-style-name="P10" draw:layer="layout" svg:width="3.81cm" svg:height="1.27cm" svg:x="1cm" svg:y="11.16cm">
          <text:p text:style-name="P2"><text:span text:style-name="T12">Out-Putting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pulateMetadata" draw:style-name="dp1" draw:master-page-name="Default">
        <draw:custom-shape draw:style-name="gr93" draw:text-style-name="P4" xml:id="id60" draw:id="id60" draw:layer="layout" svg:width="3.81cm" svg:height="1.905cm" svg:x="4.81cm" svg:y="8.62cm">
          <text:p text:style-name="P2"><text:span text:style-name="T11">¿ Selected File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4" draw:text-style-name="P2" xml:id="id61" draw:id="id61" draw:layer="layout" svg:width="3.81cm" svg:height="1.905cm" svg:x="4.81cm" svg:y="11.922cm">
          <text:p text:style-name="P2"><text:span text:style-name="T3">Process L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5" draw:text-style-name="P3" draw:layer="layout" svg:width="3.81cm" svg:height="1.905cm" svg:x="4.81cm" svg:y="1cm">
          <text:p text:style-name="P2"><text:span text:style-name="T4">Populate Meta-Dat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6" draw:text-style-name="P7" draw:layer="layout" svg:x1="6.715cm" svg:y1="10.525cm" svg:x2="6.715cm" svg:y2="11.922cm" draw:start-shape="id60" draw:start-glue-point="6" draw:end-shape="id61" draw:end-glue-point="4" svg:d="M6715 10525v1397" svg:viewBox="0 0 1 1398">
          <text:p/>
        </draw:connector>
        <draw:custom-shape draw:style-name="gr94" draw:text-style-name="P4" draw:layer="layout" svg:width="3.81cm" svg:height="1.905cm" svg:x="4.81cm" svg:y="6.08cm">
          <text:p text:style-name="P2"><text:span text:style-name="T3">Selec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4" draw:layer="layout" svg:width="3.81cm" svg:height="1.905cm" svg:x="4.81cm" svg:y="14.97cm">
          <text:p text:style-name="P2"><text:span text:style-name="T3">Display Entry 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7" draw:text-style-name="P11" draw:layer="layout" svg:width="5.08cm" svg:height="3.81cm" svg:x="8.62cm" svg:y="11.922cm">
          <draw:text-box>
            <text:p><text:span text:style-name="T13">Program State:</text:span></text:p>
            <text:p><text:span text:style-name="T14">Populated</text:span></text:p>
            <text:p><text:span text:style-name="T14">LBX Data Array { … }</text:span></text:p>
            <text:p><text:span text:style-name="T14">All Files, All Records</text:span></text:p>
            <text:p><text:span text:style-name="T14">Data &amp; Meta-Data</text:span></text:p>
          </draw:text-box>
        </draw:frame>
        <draw:custom-shape draw:style-name="gr10" draw:text-style-name="P6" xml:id="id63" draw:id="id63" draw:layer="layout" svg:width="3.048cm" svg:height="2.54cm" svg:x="15.002cm" svg:y="3.54cm">
          <text:p text:style-name="P5"><text:span text:style-name="T5">s_LBX_META_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6" xml:id="id62" draw:id="id62" draw:layer="layout" svg:width="3.048cm" svg:height="2.54cm" svg:x="12.43cm" svg:y="1cm">
          <text:p text:style-name="P5"><text:span text:style-name="T5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13.954cm" svg:y1="3.39cm" svg:x2="15.002cm" svg:y2="4.81cm" draw:start-shape="id62" draw:start-glue-point="6" draw:end-shape="id63" draw:end-glue-point="5" svg:d="M13954 3390v1420h1048" svg:viewBox="0 0 1049 1421">
          <text:p/>
        </draw:connector>
        <draw:custom-shape draw:style-name="gr4" draw:text-style-name="P6" xml:id="id64" draw:id="id64" draw:layer="layout" svg:width="3.048cm" svg:height="2.54cm" svg:x="17.542cm" svg:y="6.08cm">
          <text:p text:style-name="P5"><text:span text:style-name="T5">LBX</text:span></text:p>
          <text:p text:style-name="P5"><text:span text:style-name="T5">META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65" draw:id="id65" draw:layer="layout" svg:width="3.048cm" svg:height="2.54cm" svg:x="17.542cm" svg:y="8.62cm">
          <text:p text:style-name="P5"><text:span text:style-name="T5">FILE</text:span></text:p>
          <text:p text:style-name="P5"><text:span text:style-name="T5">META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66" draw:id="id66" draw:layer="layout" svg:width="3.048cm" svg:height="2.54cm" svg:x="17.51cm" svg:y="11.16cm">
          <text:p text:style-name="P5"><text:span text:style-name="T5">RECORD</text:span></text:p>
          <text:p text:style-name="P5"><text:span text:style-name="T5">META_DATA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67" draw:id="id67" draw:layer="layout" svg:width="3.048cm" svg:height="2.54cm" svg:x="17.542cm" svg:y="13.7cm">
          <text:p text:style-name="P5"><text:span text:style-name="T5">RECORDS</text:span></text:p>
          <text:p text:style-name="P5"><text:span text:style-name="T5">META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16.526cm" svg:y1="5.879cm" svg:x2="17.542cm" svg:y2="7.35cm" draw:start-shape="id63" draw:start-glue-point="6" draw:end-shape="id64" draw:end-glue-point="5" svg:d="M16526 5879v1471h1016" svg:viewBox="0 0 1017 1472">
          <text:p/>
        </draw:connector>
        <draw:connector draw:style-name="gr6" draw:text-style-name="P7" draw:layer="layout" svg:x1="16.526cm" svg:y1="5.879cm" svg:x2="17.542cm" svg:y2="9.89cm" draw:start-shape="id63" draw:start-glue-point="6" draw:end-shape="id65" draw:end-glue-point="5" svg:d="M16526 5879v4011h1016" svg:viewBox="0 0 1017 4012">
          <text:p/>
        </draw:connector>
        <draw:connector draw:style-name="gr6" draw:text-style-name="P7" draw:layer="layout" svg:x1="16.526cm" svg:y1="5.879cm" svg:x2="17.51cm" svg:y2="12.43cm" draw:start-shape="id63" draw:start-glue-point="6" draw:end-shape="id66" draw:end-glue-point="5" svg:d="M16526 5879v6551h984" svg:viewBox="0 0 985 6552">
          <text:p/>
        </draw:connector>
        <draw:connector draw:style-name="gr6" draw:text-style-name="P7" draw:layer="layout" svg:x1="16.526cm" svg:y1="5.879cm" svg:x2="17.542cm" svg:y2="14.97cm" draw:start-shape="id63" draw:start-glue-point="6" draw:end-shape="id67" draw:end-glue-point="5" svg:d="M16526 5879v9091h1016" svg:viewBox="0 0 1017 9092">
          <text:p/>
        </draw:connector>
      </draw:page>
      <draw:page draw:name="page14" draw:style-name="dp1" draw:master-page-name="Default">
        <draw:custom-shape draw:style-name="gr98" draw:text-style-name="P4" xml:id="id68" draw:id="id68" draw:layer="layout" svg:width="3.81cm" svg:height="1.905cm" svg:x="11.541cm" svg:y="10.271cm">
          <text:p text:style-name="P2"><text:span text:style-name="T11">¿ Selected File </text:span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9" draw:text-style-name="P40" xml:id="id69" draw:id="id69" draw:layer="layout" svg:width="3.81cm" svg:height="1.905cm" svg:x="11.541cm" svg:y="13.573cm">
          <text:p text:style-name="P2"><text:span text:style-name="T3">Process LB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3" draw:layer="layout" svg:width="3.81cm" svg:height="1.905cm" svg:x="8.62cm" svg:y="1cm">
          <text:p text:style-name="P2"><text:span text:style-name="T28">¿ Export (ALL) </text:span><text:span text:style-name="T4">?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1" draw:text-style-name="P7" draw:layer="layout" svg:x1="13.446cm" svg:y1="12.176cm" svg:x2="13.446cm" svg:y2="13.573cm" draw:start-shape="id68" draw:start-glue-point="6" draw:end-shape="id69" draw:end-glue-point="4" svg:d="M13446 12176v1397" svg:viewBox="0 0 1 1398">
          <text:p/>
        </draw:connector>
        <draw:custom-shape draw:style-name="gr99" draw:text-style-name="P4" draw:layer="layout" svg:width="3.81cm" svg:height="1.905cm" svg:x="13.7cm" svg:y="3.54cm">
          <text:p text:style-name="P2"><text:span text:style-name="T3">Process LBX File Reco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4" draw:layer="layout" svg:width="3.81cm" svg:height="1.905cm" svg:x="11.541cm" svg:y="16.621cm">
          <text:p text:style-name="P2"><text:span text:style-name="T3">Display Entry 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2" draw:text-style-name="P11" draw:layer="layout" svg:width="5.08cm" svg:height="3.81cm" svg:x="15.351cm" svg:y="13.573cm">
          <draw:text-box>
            <text:p><text:span text:style-name="T13">Program State:</text:span></text:p>
            <text:p><text:span text:style-name="T14">Populated</text:span></text:p>
            <text:p><text:span text:style-name="T14">LBX Data Array { … }</text:span></text:p>
            <text:p><text:span text:style-name="T14">All Files, All Records</text:span></text:p>
            <text:p><text:span text:style-name="T14">Data &amp; Meta-Data</text:span></text:p>
          </draw:text-box>
        </draw:frame>
        <draw:custom-shape draw:style-name="gr99" draw:text-style-name="P40" draw:layer="layout" svg:width="3.81cm" svg:height="1.905cm" svg:x="8.62cm" svg:y="3.54cm">
          <text:p text:style-name="P2"><text:span text:style-name="T3">Process LBX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40" draw:layer="layout" svg:width="3.81cm" svg:height="1.905cm" svg:x="3.54cm" svg:y="3.54cm">
          <text:p text:style-name="P2"><text:span text:style-name="T3">Process LBX Dire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5" draw:layer="layout" svg:width="3.048cm" svg:height="2.54cm" svg:x="3.54cm" svg:y="5.445cm">
          <text:p text:style-name="P5"><text:span text:style-name="T5">file_path</text:span></text:p>
          <text:p text:style-name="P5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3" draw:text-style-name="P25" draw:layer="layout" svg:width="3.048cm" svg:height="2.54cm" svg:x="8.62cm" svg:y="5.445cm">
          <text:p text:style-name="P5"><text:span text:style-name="T5">s_LBX_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04" draw:text-style-name="P18" draw:layer="layout" svg:width="6.35cm" svg:height="4.352cm" svg:x="1cm" svg:y="22.59cm">
          <draw:text-box>
            <text:p><text:span text:style-name="T13">Per Directory</text:span></text:p>
          </draw:text-box>
        </draw:frame>
        <draw:frame draw:style-name="gr104" draw:text-style-name="P18" draw:layer="layout" svg:width="6.35cm" svg:height="4.352cm" svg:x="13.954cm" svg:y="22.588cm">
          <draw:text-box>
            <text:p><text:span text:style-name="T13">Per Record</text:span></text:p>
          </draw:text-box>
        </draw:frame>
        <draw:frame draw:style-name="gr104" draw:text-style-name="P18" draw:layer="layout" svg:width="6.35cm" svg:height="4.352cm" svg:x="7.477cm" svg:y="22.588cm">
          <draw:text-box>
            <text:p><text:span text:style-name="T13">Per File</text:span></text:p>
          </draw:text-box>
        </draw:frame>
        <draw:custom-shape draw:style-name="gr57" draw:text-style-name="P25" draw:layer="layout" svg:width="3.048cm" svg:height="2.54cm" svg:x="1cm" svg:y="8.62cm">
          <text:p text:style-name="P5"><text:span text:style-name="T5">file_path</text:span></text:p>
          <text:p text:style-name="P5"><text:span text:style-name="T5">... </text:span></text:p>
          <text:p text:style-name="P5"><text:span text:style-name="T5">directory_path</text:span></text:p>
          <text:p text:style-name="P5"><text:span text:style-name="T5">file_name</text:span></text:p>
          <text:p text:style-name="P5"><text:span text:style-name="T5">file_name_base</text:span></text:p>
          <text:p text:style-name="P5"><text:span text:style-name="T5">... </text:span></text:p>
          <text:p text:style-name="P5"><text:span text:style-name="T5">export_directory_path</text:span></text:p>
          <text:p text:style-name="P5"><text:span text:style-name="T5">... </text:span></text:p>
          <text:p text:style-name="P5"><text:span text:style-name="T5">export_file_name</text:span></text:p>
          <text:p text:style-name="P5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" style:display-name="Object without fill_1_2_1" style:family="graphic" style:parent-style-name="Default_5f_1_5f_2_5f_1">
      <style:graphic-properties svg:stroke-color="#000000" draw:fill="none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5_5f_2" style:display-name="Default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2" style:display-name="Object without fill_1_2_2" style:family="graphic" style:parent-style-name="Default_5f_1_5f_2_5f_2">
      <style:graphic-properties svg:stroke-color="#000000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6">
      <style:graphic-properties svg:stroke-color="#000000" draw:fill="none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7">
      <style:graphic-properties svg:stroke-color="#000000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3" style:display-name="Default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3" style:display-name="Default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3" style:display-name="Object without fill_1_2_3" style:family="graphic" style:parent-style-name="Default_5f_1_5f_2_5f_3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3T07:55:11.142000000</meta:creation-date>
    <dc:date>2021-04-18T08:07:39.172000000</dc:date>
    <meta:editing-duration>P2DT23H29M3S</meta:editing-duration>
    <meta:editing-cycles>29</meta:editing-cycles>
    <meta:generator>LibreOffice/6.0.4.2$Windows_X86_64 LibreOffice_project/9b0d9b32d5dcda91d2f1a96dc04c645c450872bf</meta:generator>
    <meta:document-statistic meta:object-count="275"/>
  </office:meta>
</office:document-meta>
</file>